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6.316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4.87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4.247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5.038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5.554cm"/>
    </style:style>
    <style:style style:name="co28" style:family="table-column">
      <style:table-column-properties fo:break-before="auto" style:column-width="8.169cm"/>
    </style:style>
    <style:style style:name="co29" style:family="table-column">
      <style:table-column-properties fo:break-before="auto" style:column-width="4.493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5.094cm"/>
    </style:style>
    <style:style style:name="co34" style:family="table-column">
      <style:table-column-properties fo:break-before="auto" style:column-width="4.574cm"/>
    </style:style>
    <style:style style:name="co35" style:family="table-column">
      <style:table-column-properties fo:break-before="auto" style:column-width="1.169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774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2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3" style:family="table-cell" style:parent-style-name="Default">
      <style:table-cell-properties fo:wrap-option="wrap" fo:border="0.06pt solid #000000" fo:padding="0.199cm" style:vertical-align="middle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5" style:family="table-cell" style:parent-style-name="Default">
      <style:table-cell-properties fo:wrap-option="wrap" fo:padding="0.199cm" style:vertical-align="middle"/>
    </style:style>
    <style:style style:name="ce15" style:family="table-cell" style:parent-style-name="Default">
      <style:table-cell-properties fo:border="0.06pt solid #000000" fo:padding="0.199cm" style:vertical-align="middle"/>
    </style:style>
    <style:style style:name="ce96" style:family="table-cell" style:parent-style-name="Default">
      <style:table-cell-properties fo:border="0.06pt solid #000000" fo:padding="0.199cm" style:vertical-align="middle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padding="0.199cm" style:vertical-align="middle"/>
    </style:style>
    <style:style style:name="ce9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0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1" style:family="table-cell" style:parent-style-name="Default">
      <style:table-cell-properties fo:border="none" fo:padding="0.199cm" style:vertical-align="middl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/>
    </style:style>
    <style:style style:name="ce31" style:family="table-cell" style:parent-style-name="Default">
      <style:table-cell-properties fo:wrap-option="wrap" fo:border="0.06pt solid #000000" fo:padding="0.199cm" style:vertical-align="top"/>
    </style:style>
    <style:style style:name="ce13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order="0.06pt solid #000000" fo:padding="0.199cm" style:vertical-align="top"/>
    </style:style>
    <style:style style:name="ce138" style:family="table-cell" style:parent-style-name="Default">
      <style:table-cell-properties fo:border="0.06pt solid #000000" fo:padding="0.199cm" style:vertical-align="top"/>
    </style:style>
    <style:style style:name="ce139" style:family="table-cell" style:parent-style-name="Default">
      <style:table-cell-properties style:vertical-align="top"/>
    </style:style>
    <style:style style:name="ce37" style:family="table-cell" style:parent-style-name="Default">
      <style:table-cell-properties fo:border="0.06pt solid #000000" fo:padding="0.199cm"/>
    </style:style>
    <style:style style:name="ce142" style:family="table-cell" style:parent-style-name="Default">
      <style:table-cell-properties style:text-align-source="fix" style:repeat-content="false" fo:wrap-option="wrap" fo:border="0.06pt solid #000000" fo:padding="0.199cm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wrap-option="no-wrap" fo:border="0.06pt solid #000000" fo:padding="0.199cm" style:vertical-align="top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wrap-option="wrap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32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3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0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76" style:family="table-cell" style:parent-style-name="Default" style:data-style-name="N78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1" style:family="table-cell" style:parent-style-name="Default" style:data-style-name="N7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5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Wallet from 20-11-2020" table:style-name="ta1">
        <table:table-column table:style-name="co1" table:default-cell-style-name="ce68"/>
        <table:table-column table:style-name="co2" table:default-cell-style-name="ce5"/>
        <table:table-column table:style-name="co3" table:default-cell-style-name="ce75"/>
        <table:table-row table:style-name="ro1">
          <table:table-cell table:style-name="ce1" office:value-type="string" calcext:value-type="string" table:number-columns-spanned="3" table:number-rows-spanned="1">
            <text:p>Wallet</text:p>
          </table:table-cell>
          <table:covered-table-cell/>
          <table:covered-table-cell table:style-name="ce85"/>
        </table:table-row>
        <table:table-row table:style-name="ro1">
          <table:table-cell table:style-name="ce2" office:value-type="date" office:date-value="2020-11-19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string" calcext:value-type="string">
            <text:p>Hisham – PNB : +400, Wallet : +1600, Total : +2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office:value-type="string" calcext:value-type="string">
            <text:p>Mother – Irachi &amp; other things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/>
          <table:table-cell office:value-type="string" calcext:value-type="string">
            <text:p>To PNB Via. Shemeem A/C</text:p>
          </table:table-cell>
          <table:table-cell office:value-type="float" office:value="-3100" calcext:value-type="float">
            <text:p>-3100</text:p>
          </table:table-cell>
        </table:table-row>
        <table:table-row table:style-name="ro1">
          <table:table-cell table:style-name="ce69" office:value-type="date" office:date-value="2020-11-21" calcext:value-type="date">
            <text:p>21/11/20</text:p>
          </table:table-cell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/>
          <table:table-cell office:value-type="string" calcext:value-type="string">
            <text:p>Irshad Kuri – Hisham Up to 2<text:span text:style-name="T1">nd</text:span> Lott (1300(Moop+1st)+1000(2nd)+1000(3rd))</text:p>
          </table:table-cell>
          <table:table-cell office:value-type="float" office:value="-3300" calcext:value-type="float">
            <text:p>-3300</text:p>
          </table:table-cell>
        </table:table-row>
        <table:table-row table:style-name="ro1">
          <table:table-cell/>
          <table:table-cell office:value-type="string" calcext:value-type="string">
            <text:p>Sharafu Kaka Kada Recharge – Airtel 49, PNB : -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 office:value-type="date" office:date-value="2020-11-22" calcext:value-type="date">
            <text:p>22/11/20</text:p>
          </table:table-cell>
          <table:table-cell office:value-type="string" calcext:value-type="string">
            <text:p>Hish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Turf @ Vellachal with Sasin, Samru, Mujeeb, Hassan, Hanafi – Opposite Saleem, Nadir, Nabeel, Rasik...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Alfarm 90, Porotta x2 20, Swag 25 with Sharafu VP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style-name="ce69" office:value-type="date" office:date-value="2020-11-23" calcext:value-type="date">
            <text:p>23/11/20</text:p>
          </table:table-cell>
          <table:table-cell office:value-type="string" calcext:value-type="string">
            <text:p>Manuppa, PNB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Hisham – PNB : -2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Hisham for Ari from Palli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9100" calcext:value-type="float">
            <text:p>-9100</text:p>
          </table:table-cell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style-name="ce69" office:value-type="date" office:date-value="2020-11-24" calcext:value-type="date">
            <text:p>24/11/20</text:p>
          </table:table-cell>
          <table:table-cell office:value-type="string" calcext:value-type="string">
            <text:p>Babu, PNB : -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Kalam, PNB : -4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Hisham, PNB : -32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havarma Plate 80, Naranga Soda 15 (Hisham) at Comapny Padi.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style-name="ce69" office:value-type="date" office:date-value="2020-11-26" calcext:value-type="date">
            <text:p>26/11/20</text:p>
          </table:table-cell>
          <table:table-cell office:value-type="string" calcext:value-type="string">
            <text:p>Mufi Airtel 249 Recharge,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Alfarm 80, Porotta x2 20 from Shihab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1-27" calcext:value-type="date">
            <text:p>27/11/20</text:p>
          </table:table-cell>
          <table:table-cell office:value-type="string" calcext:value-type="string">
            <text:p>Hisham, PNB : -4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other – Irachi : 130, KGB : -130, PNB : +13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string" calcext:value-type="string">
            <text:p>Hisham, PNB : -3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69" office:value-type="date" office:date-value="2020-11-28" calcext:value-type="date">
            <text:p>28/11/20</text:p>
          </table:table-cell>
          <table:table-cell office:value-type="string" calcext:value-type="string">
            <text:p>Mother – Fish : 60, KGB : -60, PNB : +6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794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1-29" calcext:value-type="date">
            <text:p>29/11/20</text:p>
          </table:table-cell>
          <table:table-cell office:value-type="string" calcext:value-type="string">
            <text:p>Ponnu Nebatt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1-30" calcext:value-type="date">
            <text:p>30/11/20</text:p>
          </table:table-cell>
          <table:table-cell office:value-type="string" calcext:value-type="string">
            <text:p>Shemeem – Kunjippa Credit Consolidation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0-12-01" calcext:value-type="date">
            <text:p>01/12/20</text:p>
          </table:table-cell>
          <table:table-cell office:value-type="string" calcext:value-type="string">
            <text:p>Bisket x2 on Ummer House – 25x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enna – PNB : +5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0 + 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Sharafu Kada Recharge, Paytm : -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69" office:value-type="date" office:date-value="2020-12-02" calcext:value-type="date">
            <text:p>02/12/20</text:p>
          </table:table-cell>
          <table:table-cell office:value-type="string" calcext:value-type="string">
            <text:p>Hisham – PNB : -1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office:value-type="string" calcext:value-type="string">
            <text:p>Tilo x3 – Election – Pandiyatt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 office:value-type="date" office:date-value="2020-12-03" calcext:value-type="date">
            <text:p>03/12/20</text:p>
          </table:table-cell>
          <table:table-cell office:value-type="string" calcext:value-type="string">
            <text:p>Noufal Thadiyan Credit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table:style-name="ce69"/>
          <table:table-cell office:value-type="string" calcext:value-type="string">
            <text:p>Jasid K KMCC Fund to Ummer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Umer Ali –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04" calcext:value-type="date">
            <text:p>04/12/20</text:p>
          </table:table-cell>
          <table:table-cell office:value-type="string" calcext:value-type="string">
            <text:p>Hisham – PNB : 195 (125+20-50 Enna +100 =195)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209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style-name="ce69" office:value-type="date" office:date-value="2020-12-05" calcext:value-type="date">
            <text:p>05/12/20</text:p>
          </table:table-cell>
          <table:table-cell office:value-type="string" calcext:value-type="string">
            <text:p>Kalam, PNB : -3850 (3850 – 2800 = 1050 balance)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69"/>
          <table:table-cell office:value-type="string" calcext:value-type="string">
            <text:p>Machingal Airtel 249 – Paytm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0-12-06" calcext:value-type="date">
            <text:p>06/12/20</text:p>
          </table:table-cell>
          <table:table-cell office:value-type="string" calcext:value-type="string">
            <text:p>Food with Umer – Alfarmx2 : 90x2, Kubboosx2 : 5x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 office:value-type="date" office:date-value="2020-12-07" calcext:value-type="date">
            <text:p>07/12/20</text:p>
          </table:table-cell>
          <table:table-cell office:value-type="string" calcext:value-type="string">
            <text:p>Mother for things – Return Immediately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credit consolidation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table:style-name="ce69"/>
          <table:table-cell office:value-type="string" calcext:value-type="string">
            <text:p>Mother for things – Return 2000, 3000-2000=1000 balan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/>
          <table:table-cell office:value-type="string" calcext:value-type="string">
            <text:p>Mash for chaya on election precharanam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table:style-name="ce69"/>
          <table:table-cell office:value-type="string" calcext:value-type="string">
            <text:p>for chaya with mufi, umar, riyas, shoukath, rabinsha, muhsin, sathar &amp; siddique – 5 plate pokkavada, 14 kadi, 9 chaya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table:style-name="ce69"/>
          <table:table-cell office:value-type="string" calcext:value-type="string">
            <text:p>Siddique – Credit consolidation on stapler pin – Pin : 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2-08" calcext:value-type="date">
            <text:p>08/12/20</text:p>
          </table:table-cell>
          <table:table-cell office:value-type="string" calcext:value-type="string">
            <text:p>Hisham – PNB : +19000 Via. Shemeem</text:p>
          </table:table-cell>
          <table:table-cell office:value-type="float" office:value="-19000" calcext:value-type="float">
            <text:p>-19000</text:p>
          </table:table-cell>
        </table:table-row>
        <table:table-row table:style-name="ro1">
          <table:table-cell table:style-name="ce69"/>
          <table:table-cell office:value-type="string" calcext:value-type="string">
            <text:p>Maida 3 KG – MYL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style-name="ce69"/>
          <table:table-cell office:value-type="string" calcext:value-type="string">
            <text:p>Biske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Panthel Pin – MY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69"/>
          <table:table-cell office:value-type="string" calcext:value-type="string">
            <text:p>Shavarma Plate 80x2 with Hisham at Comapny Padi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table:style-name="ce69" office:value-type="date" office:date-value="2020-12-09" calcext:value-type="date">
            <text:p>09/12/20</text:p>
          </table:table-cell>
          <table:table-cell office:value-type="string" calcext:value-type="string">
            <text:p>Kalam Dec. 20 WCF – MY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lfarm 90, Porotta x3 30 at Company Padi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69" office:value-type="date" office:date-value="2020-12-10" calcext:value-type="date">
            <text:p>10/12/20</text:p>
          </table:table-cell>
          <table:table-cell office:value-type="string" calcext:value-type="string">
            <text:p>Short</text:p>
          </table:table-cell>
          <table:table-cell office:value-type="float" office:value="-80" calcext:value-type="float">
            <text:p>-80</text:p>
          </table:table-cell>
        </table:table-row>
        <table:table-row table:style-name="ro2">
          <table:table-cell table:style-name="ce69"/>
          <table:table-cell office:value-type="string" calcext:value-type="string">
            <text:p>Shavaya 90, thanthoori x2 180, biriyani rice 60, poratta x5 50, with umar &amp; hisham</text:p>
          </table:table-cell>
          <table:table-cell office:value-type="float" office:value="-380" calcext:value-type="float">
            <text:p>-380</text:p>
          </table:table-cell>
        </table:table-row>
        <table:table-row table:style-name="ro1">
          <table:table-cell table:style-name="ce69" office:value-type="date" office:date-value="2020-12-11" calcext:value-type="date">
            <text:p>11/12/20</text:p>
          </table:table-cell>
          <table:table-cell office:value-type="string" calcext:value-type="string">
            <text:p>Hisham – PNB : 1050 (400+300+130+170)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69"/>
          <table:table-cell office:value-type="string" calcext:value-type="string">
            <text:p>MYL KMCC Fund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ce69"/>
          <table:table-cell office:value-type="string" calcext:value-type="string">
            <text:p>Murshid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2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0-12-12" calcext:value-type="date">
            <text:p>12/12/20</text:p>
          </table:table-cell>
          <table:table-cell office:value-type="string" calcext:value-type="string">
            <text:p>Jaseem for Naqeeb</text:p>
          </table:table-cell>
          <table:table-cell office:value-type="float" office:value="-50000" calcext:value-type="float">
            <text:p>-50000</text:p>
          </table:table-cell>
        </table:table-row>
        <table:table-row table:style-name="ro2">
          <table:table-cell table:style-name="ce69"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To Ummer for Tea Shirt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Porotta x2 20 at Comapny Padi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style-name="ce69" office:value-type="date" office:date-value="2020-12-14" calcext:value-type="date">
            <text:p>14/12/20</text:p>
          </table:table-cell>
          <table:table-cell office:value-type="string" calcext:value-type="string">
            <text:p>Kal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9" office:value-type="date" office:date-value="2020-12-15" calcext:value-type="date">
            <text:p>15/12/20</text:p>
          </table:table-cell>
          <table:table-cell office:value-type="string" calcext:value-type="string">
            <text:p>Hisham – PNB : -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Bava Jaram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2">
          <table:table-cell table:style-name="ce69"/>
          <table:table-cell office:value-type="string" calcext:value-type="string">
            <text:p>Alfarm 80x2, Kubboos x2 10 at Company padi With Umar Ali Jaram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for t shirt currency change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table:style-name="ce69" office:value-type="date" office:date-value="2020-12-16" calcext:value-type="date">
            <text:p>16/12/20</text:p>
          </table:table-cell>
          <table:table-cell office:value-type="string" calcext:value-type="string">
            <text:p>Beef x3 70x3, vellappam x3 7x3, poratta x5 9x5, tea 10x5 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table:style-name="ce69"/>
          <table:table-cell office:value-type="string" calcext:value-type="string">
            <text:p>kakkeri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PNB : +47000</text:p>
          </table:table-cell>
          <table:table-cell office:value-type="float" office:value="-47000" calcext:value-type="float">
            <text:p>-4700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 office:value-type="date" office:date-value="2020-12-17" calcext:value-type="date">
            <text:p>17/12/20</text:p>
          </table:table-cell>
          <table:table-cell office:value-type="string" calcext:value-type="string">
            <text:p>Swalih Shemeem – PNB : +10500</text:p>
          </table:table-cell>
          <table:table-cell office:value-type="float" office:value="-10500" calcext:value-type="float">
            <text:p>-105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9"/>
          <table:table-cell office:value-type="string" calcext:value-type="string">
            <text:p>for tt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style-name="ce69"/>
          <table:table-cell office:value-type="string" calcext:value-type="string">
            <text:p>Jasir shop – Allwin imly + Ajmola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Kuboos x2 10 at Comap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69" office:value-type="date" office:date-value="2020-02-18" calcext:value-type="date">
            <text:p>18/02/20</text:p>
          </table:table-cell>
          <table:table-cell office:value-type="string" calcext:value-type="string">
            <text:p>Biriyani rice x2 60x2 + Beef 9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table:style-name="ce69" office:value-type="date" office:date-value="2020-12-19" calcext:value-type="date">
            <text:p>19/12/20</text:p>
          </table:table-cell>
          <table:table-cell office:value-type="string" calcext:value-type="string">
            <text:p>Hisham for travel to mol valanchery for insha program dress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Naseer Babu : PNB : -315(Tata sky)+ -185(Transfer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Maching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Abdu Mash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20" calcext:value-type="date">
            <text:p>20/12/20</text:p>
          </table:table-cell>
          <table:table-cell office:value-type="string" calcext:value-type="string">
            <text:p>Rasak AV Credit Consolidation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2">
          <table:table-cell table:style-name="ce69"/>
          <table:table-cell office:value-type="string" calcext:value-type="string">
            <text:p>From Manuppa – Under 12k roll, got 8000, balance 4000, return date 27/12/2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To Ummer – Under 30k roll, date 20/01/2021</text:p>
          </table:table-cell>
          <table:table-cell office:value-type="float" office:value="-30000" calcext:value-type="float">
            <text:p>-30000</text:p>
          </table:table-cell>
        </table:table-row>
        <table:table-row table:style-name="ro2">
          <table:table-cell table:style-name="ce69"/>
          <table:table-cell office:value-type="string" calcext:value-type="string">
            <text:p>To Ummer - Election Balance Fund – Riyas : -600, PNB : +3400</text:p>
          </table:table-cell>
          <table:table-cell office:value-type="float" office:value="-4000" calcext:value-type="float">
            <text:p>-4000</text:p>
          </table:table-cell>
        </table:table-row>
        <table:table-row table:style-name="ro1">
          <table:table-cell/>
          <table:table-cell office:value-type="string" calcext:value-type="string">
            <text:p>Alfarm 90, Extra Kubboos x2 10 at Compa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2-21" calcext:value-type="date">
            <text:p>21/12/20</text:p>
          </table:table-cell>
          <table:table-cell office:value-type="string" calcext:value-type="string">
            <text:p>Hisham - Honda EMI Dec. 20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Hisham – PNB : -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50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4">
          <table:table-cell/>
          <table:table-cell table:style-name="ce82" office:value-type="string" calcext:value-type="string">
            <text:p>Tea at Anas shop, Tea x2 10x2, Pazham pori x2 + parippu vada x2 5x2, pathiri 11, egg masala 11, total 62, rounded to 60</text:p>
          </table:table-cell>
          <table:table-cell table:style-name="Default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string" calcext:value-type="string">
            <text:p>Savala + chapp for kakka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Thakkali, Urulan kizhangu for kakka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Manuppa – Roll 12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Election Balance Fund : Yasir Auto</text:p>
          </table:table-cell>
          <table:table-cell office:value-type="float" office:value="-600" calcext:value-type="float">
            <text:p>-600</text:p>
          </table:table-cell>
        </table:table-row>
        <table:table-row table:style-name="ro2">
          <table:table-cell/>
          <table:table-cell office:value-type="string" calcext:value-type="string">
            <text:p>DJ Fund : Vandi 1 permission 555 + vandi 1 permission dtp 100 + vandi 2 permission dtp 100, rounded to 80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/>
          <table:table-cell office:value-type="string" calcext:value-type="string">
            <text:p>Poratta x5 for kakka at company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string" calcext:value-type="string">
            <text:p>Hisham – PNB : -56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69" office:value-type="date" office:date-value="2020-12-22" calcext:value-type="date">
            <text:p>22/12/20</text:p>
          </table:table-cell>
          <table:table-cell table:style-name="ce82" office:value-type="string" calcext:value-type="string">
            <text:p>Hisham – PNB : +3000</text:p>
          </table:table-cell>
          <table:table-cell table:style-name="Default" office:value-type="float" office:value="-3000" calcext:value-type="float">
            <text:p>-3000</text:p>
          </table:table-cell>
        </table:table-row>
        <table:table-row table:style-name="ro1">
          <table:table-cell/>
          <table:table-cell table:style-name="ce82" office:value-type="string" calcext:value-type="string">
            <text:p>DJ Fund : A4 for permission application</text:p>
          </table:table-cell>
          <table:table-cell table:style-name="Default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J Fund : Permission Photostat</text:p>
          </table:table-cell>
          <table:table-cell office:value-type="float" office:value="-70" calcext:value-type="float">
            <text:p>-70</text:p>
          </table:table-cell>
        </table:table-row>
        <table:table-row table:style-name="ro5">
          <table:table-cell/>
          <table:table-cell office:value-type="string" calcext:value-type="string">
            <text:p>DJ Fund : Varav (Total : 18000, 6000 to pnb by hisham, 12000 cash) – sharafu o 10 10000+ siddique e 1000+ shuhaib v 1000+ moidheen 1000+ raheemaka 1500+ machingal 1000+ sinan 1000+ riyas 1000+ asif 1000+ shoukath 1000+sameer pk 1000+arif v 1000+kalam 500+shamon 1000+nikhil 1500+mansoor kotheri 500+sadiq pandiyatt 500+ hisham 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DJ Fund : Manuppa Enna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table:style-name="ce82" office:value-type="string" calcext:value-type="string">
            <text:p>Umar – PNB : +9000</text:p>
          </table:table-cell>
          <table:table-cell table:style-name="Default" office:value-type="float" office:value="-9000" calcext:value-type="float">
            <text:p>-9000</text:p>
          </table:table-cell>
        </table:table-row>
        <table:table-row table:style-name="ro2">
          <table:table-cell/>
          <table:table-cell office:value-type="string" calcext:value-type="string">
            <text:p>Alfarm x2 180+ Poratta x4 40 with hisham at Companypadi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/>
          <table:table-cell office:value-type="string" calcext:value-type="string">
            <text:p>Hisham –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69" office:value-type="date" office:date-value="2020-12-23" calcext:value-type="date">
            <text:p>23/12/20</text:p>
          </table:table-cell>
          <table:table-cell office:value-type="string" calcext:value-type="string">
            <text:p>DJ Fund : Varav 2 – Total 16150, 16150-10000 padakkam-1550 pnb = 46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/>
          <table:table-cell office:value-type="string" calcext:value-type="string">
            <text:p>DJ Fund : Raheem P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Sahe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halal - PNB : -1190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6">
          <table:table-cell/>
          <table:table-cell office:value-type="string" calcext:value-type="string">
            <text:p>DJ Fund : 1000 Raheem PP+ 100 Shaheel + 1000 Banee + 1000 saifu pandiyatt to PNB – 1430 Permission 2 vandies 600 each, application fee 100 each &amp; permission photo copy =1670 to hisham (first 1100, then 570)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2">
          <table:table-cell/>
          <table:table-cell office:value-type="string" calcext:value-type="string">
            <text:p>DJ Fund : 30k to Sahira ( 26k cash – banee 18950, hisham 7050 &amp; banee pnb 4000)</text:p>
          </table:table-cell>
          <table:table-cell office:value-type="float" office:value="-18950" calcext:value-type="float">
            <text:p>-18950</text:p>
          </table:table-cell>
        </table:table-row>
        <table:table-row table:style-name="ro2">
          <table:table-cell/>
          <table:table-cell office:value-type="string" calcext:value-type="string">
            <text:p>DJ Fund : Piriv 3 balance from hisham after all expenses from him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from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Chicken gravy + poratta x6 with sharafu kada at Moochikkal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– Oil &amp; soapx2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DJ Fund : Piriv 3 second balance from hisham after all expenses from h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J Fund : A4 Buy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date" office:date-value="2020-12-24" calcext:value-type="date">
            <text:p>24/12/20</text:p>
          </table:table-cell>
          <table:table-cell office:value-type="string" calcext:value-type="string">
            <text:p>DJ Fund : Piriv 4 : 3500 – 1500 saji vandi fe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Nisamu : SFI Unit Varshika Pari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0-12-25" calcext:value-type="date">
            <text:p>25/12/20</text:p>
          </table:table-cell>
          <table:table-cell office:value-type="string" calcext:value-type="string">
            <text:p>Hisham Petrol – to Kunjippakka Mol Marriage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string" calcext:value-type="string">
            <text:p>Hisham – Credit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style-name="ce69" office:value-type="date" office:date-value="2020-12-26" calcext:value-type="date">
            <text:p>26/12/20</text:p>
          </table:table-cell>
          <table:table-cell office:value-type="string" calcext:value-type="string">
            <text:p>Murshid – Credit From for Manuppa Roll 12k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Swalih Shemeem – PNB : 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Election Balance Clearance Fund : basheeraka Auto – Total : 600, 500 to DJ, 100 to basheeraka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DJ Fund : Abdulla Aut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Chappadan Sekke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Hisham – Credit Consolidation : 200, PNB : -150, Nasar LeeTee Recharge : 199 rounded to 200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style-name="ce69" office:value-type="date" office:date-value="2020-12-27" calcext:value-type="date">
            <text:p>27/12/20</text:p>
          </table:table-cell>
          <table:table-cell office:value-type="string" calcext:value-type="string">
            <text:p>Ramsheed Madhavan : Airtel 219, Vi 49 – rounded to 270 - Pnb : -219 + -4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J Fund : Sekkeer V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28" calcext:value-type="date">
            <text:p>28/12/20</text:p>
          </table:table-cell>
          <table:table-cell office:value-type="string" calcext:value-type="string">
            <text:p>Hisham :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Swalih Shemeem – PNB : +3400, His Credit Consolidation : -12000</text:p>
          </table:table-cell>
          <table:table-cell office:value-type="float" office:value="-15400" calcext:value-type="float">
            <text:p>-154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Rasik TK - PNB : +5000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DJ Fund : Shebeer A : 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DJ Fund : Naseer Babu : 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DJ Fund : Basith : 500 from sharafu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30" calcext:value-type="date">
            <text:p>30/12/20</text:p>
          </table:table-cell>
          <table:table-cell office:value-type="string" calcext:value-type="string">
            <text:p>PNB : +29000</text:p>
          </table:table-cell>
          <table:table-cell office:value-type="float" office:value="-29000" calcext:value-type="float">
            <text:p>-29000</text:p>
          </table:table-cell>
        </table:table-row>
        <table:table-row table:style-name="ro1">
          <table:table-cell/>
          <table:table-cell office:value-type="string" calcext:value-type="string">
            <text:p>For cricket bal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For cricket ball : mansoor kother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Maching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Riya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Abdu Mas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Saifu Colony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>
          <table:table-cell/>
          <table:table-cell office:value-type="string" calcext:value-type="string">
            <text:p>Mufeed Sister Daughter Marriage Fund Return : Got 500 Abdu mash+ 500 machingal + 1000 saifu colony + 500 riyas + 500 manuppa (PNB : +500) + 500 Haneefa (Banee Credit) + 2000 MYL : Total 5500 + 500 sharafu kada, 5500 to Razak AV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table:style-name="ce69" office:value-type="date" office:date-value="2020-12-31" calcext:value-type="date">
            <text:p>31/12/20</text:p>
          </table:table-cell>
          <table:table-cell office:value-type="string" calcext:value-type="string">
            <text:p>DJ Fund : Jafar 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Hisham :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 office:value-type="date" office:date-value="2021-01-01" calcext:value-type="date">
            <text:p>01/01/21</text:p>
          </table:table-cell>
          <table:table-cell office:value-type="string" calcext:value-type="string">
            <text:p>Short : 16 chillara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1-01-02" calcext:value-type="date">
            <text:p>02/01/21</text:p>
          </table:table-cell>
          <table:table-cell office:value-type="string" calcext:value-type="string">
            <text:p>Machingal Airtel 249 –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for balance to machingal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69"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6000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table:style-name="ce69" office:value-type="date" office:date-value="2021-01-03" calcext:value-type="date">
            <text:p>03/01/21</text:p>
          </table:table-cell>
          <table:table-cell office:value-type="string" calcext:value-type="string">
            <text:p>Naseer Babu : PNB : -27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style-name="ce69" office:value-type="date" office:date-value="2021-01-04" calcext:value-type="date">
            <text:p>04/01/21</text:p>
          </table:table-cell>
          <table:table-cell office:value-type="string" calcext:value-type="string">
            <text:p>Hisham – Via. Shemeem A/C : 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/>
          <table:table-cell office:value-type="string" calcext:value-type="string">
            <text:p>PNB Via. Shemeem A/C : +2700, Hisham A/C : +50</text:p>
          </table:table-cell>
          <table:table-cell office:value-type="float" office:value="-2750" calcext:value-type="float">
            <text:p>-2750</text:p>
          </table:table-cell>
        </table:table-row>
        <table:table-row table:style-name="ro1">
          <table:table-cell table:style-name="ce69"/>
          <table:table-cell office:value-type="string" calcext:value-type="string">
            <text:p>Manuppa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 office:value-type="date" office:date-value="2021-01-05" calcext:value-type="date">
            <text:p>05/01/21</text:p>
          </table:table-cell>
          <table:table-cell office:value-type="string" calcext:value-type="string">
            <text:p>PNB : +9000 Via. Shemeem A/C</text:p>
          </table:table-cell>
          <table:table-cell office:value-type="float" office:value="-9000" calcext:value-type="float">
            <text:p>-9000</text:p>
          </table:table-cell>
        </table:table-row>
        <table:table-row table:style-name="ro1">
          <table:table-cell table:style-name="ce69"/>
          <table:table-cell office:value-type="string" calcext:value-type="string">
            <text:p>Bava Jaram –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69" office:value-type="date" office:date-value="2021-01-06" calcext:value-type="date">
            <text:p>06/01/21</text:p>
          </table:table-cell>
          <table:table-cell office:value-type="string" calcext:value-type="string">
            <text:p>PNB : +5150 Via. Hisham A/C</text:p>
          </table:table-cell>
          <table:table-cell office:value-type="float" office:value="-5150" calcext:value-type="float">
            <text:p>-515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– PNB : -5000 Via. Hisham A/C, -3000, Total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Semeera Shaju : 5000 Credit for 15 days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 office:value-type="date" office:date-value="2021-01-09" calcext:value-type="date">
            <text:p>09/01/21</text:p>
          </table:table-cell>
          <table:table-cell office:value-type="string" calcext:value-type="string">
            <text:p>Rasak AV –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4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69" office:value-type="date" office:date-value="2021-01-10" calcext:value-type="date">
            <text:p>10/01/21</text:p>
          </table:table-cell>
          <table:table-cell office:value-type="string" calcext:value-type="string">
            <text:p>Mask for Banee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Umerali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table:style-name="ce69" office:value-type="date" office:date-value="2021-01-11" calcext:value-type="date">
            <text:p>11/01/21</text:p>
          </table:table-cell>
          <table:table-cell office:value-type="string" calcext:value-type="string">
            <text:p>Thing for Home : 912, Pappadam : 40, Thakkali : 20, Total : 972, rounded to 970</text:p>
          </table:table-cell>
          <table:table-cell office:value-type="float" office:value="-970" calcext:value-type="float">
            <text:p>-97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 table:style-name="ce69"/>
          <table:table-cell office:value-type="string" calcext:value-type="string">
            <text:p>Irshad Kuri – DK2, Cash : -900, PNB : -100(not send), Total to be 1000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table:style-name="Default"/>
          <table:table-cell table:style-name="ce82" office:value-type="string" calcext:value-type="string">
            <text:p>Haneefa Mufeed Sister Marriage Fund Return</text:p>
          </table:table-cell>
          <table:table-cell table:style-name="Default"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1-01-12" calcext:value-type="date">
            <text:p>12/01/21</text:p>
          </table:table-cell>
          <table:table-cell office:value-type="string" calcext:value-type="string">
            <text:p>Announcement Vehicle Chalan Reprint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DJ Fund : Basheer PDP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69" office:value-type="date" office:date-value="2021-01-13" calcext:value-type="date">
            <text:p>13/01/21</text:p>
          </table:table-cell>
          <table:table-cell office:value-type="string" calcext:value-type="string">
            <text:p>Semeera Shaju : 5000 Credit for 15 days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00 (not get)</text:p>
          </table:table-cell>
          <table:table-cell office:value-type="float" office:value="-500" calcext:value-type="float">
            <text:p>-500</text:p>
          </table:table-cell>
        </table:table-row>
        <table:table-row table:style-name="ro2">
          <table:table-cell table:style-name="ce69"/>
          <table:table-cell office:value-type="string" calcext:value-type="string">
            <text:p>Ponnu Midi Bill : 1031, Fancy Bill : 51 – rounded to 1080, Thayyal Bill : 300, Hisham : 20 to PNB, Total 1400</text:p>
          </table:table-cell>
          <table:table-cell office:value-type="float" office:value="-1400" calcext:value-type="float">
            <text:p>-14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9" office:value-type="date" office:date-value="2021-01-15" calcext:value-type="date">
            <text:p>15/01/21</text:p>
          </table:table-cell>
          <table:table-cell office:value-type="string" calcext:value-type="string">
            <text:p>Father for Pension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Thakkali 20, Savala 30, Mulak 1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Ponnu Kitchen Toys, Total 100, Hisham 40 : earlier set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Deposit</text:p>
          </table:table-cell>
          <table:table-cell office:value-type="float" office:value="-4200" calcext:value-type="float">
            <text:p>-420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: 3220, Sharafu 780 : Rounded to 800, Total 4000 from Hisham 4200 deposit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style-name="ce69" office:value-type="date" office:date-value="2021-01-16" calcext:value-type="date">
            <text:p>16/01/21</text:p>
          </table:table-cell>
          <table:table-cell office:value-type="string" calcext:value-type="string">
            <text:p>Hisham – PNB : -187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Banee at Tanal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5000 Via. Hisham SIB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Riyas – For Turf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9"/>
          <table:table-cell office:value-type="string" calcext:value-type="string">
            <text:p>Turf @ Vellachal with Samru, Mujeeb, Hassan, Hanafi – Opposite Saleem, Nadir, Nabeel, Rasik...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style-name="ce69"/>
          <table:table-cell office:value-type="string" calcext:value-type="string">
            <text:p>Ice cream at Turf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Choco bar for Mujeeb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Ice Bars for Zamras &amp; Hassan : 10 each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table:style-name="ce69"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69"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69"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9"/>
          <table:table-cell office:value-type="string" calcext:value-type="string">
            <text:p>Insha for Pambara Mitayi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other for Naraga for Ashrafaka Vellom Kalakkal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Nasru : Paliyative Care Coupan Piriv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2500 (not send)</text:p>
          </table:table-cell>
          <table:table-cell office:value-type="float" office:value="2500" calcext:value-type="float">
            <text:p>2500</text:p>
          </table:table-cell>
        </table:table-row>
        <table:table-row table:style-name="ro4">
          <table:table-cell table:style-name="ce69"/>
          <table:table-cell office:value-type="string" calcext:value-type="string">
            <text:p>To Yoonus A/C for Kalam Transfer, Transferred to Sinan A/C, Hisham Transferred 100 to Sinan A/C, Total 2500 Transferred to Kalam from Sinan A/C</text:p>
          </table:table-cell>
          <table:table-cell office:value-type="float" office:value="-2400" calcext:value-type="float">
            <text:p>-2400</text:p>
          </table:table-cell>
        </table:table-row>
        <table:table-row table:style-name="ro2">
          <table:table-cell table:style-name="ce69"/>
          <table:table-cell office:value-type="string" calcext:value-type="string">
            <text:p>Allwin Imly 80 + Vicks 80, Given 130, balance 30 to Jasir Credit</text:p>
          </table:table-cell>
          <table:table-cell office:value-type="float" office:value="-130" calcext:value-type="float">
            <text:p>-130</text:p>
          </table:table-cell>
        </table:table-row>
        <table:table-row table:style-name="ro4">
          <table:table-cell table:style-name="ce69"/>
          <table:table-cell office:value-type="string" calcext:value-type="string">
            <text:p>Wrap + Fruit Salad &amp; Wrap + Mojito at Fasil QueBerry Shop – Tiroorangadi with Zamras, Total 310, Petrol 80, all Given by Zamr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9" office:value-type="date" office:date-value="2021-01-21" calcext:value-type="date">
            <text:p>21/01/21</text:p>
          </table:table-cell>
          <table:table-cell office:value-type="string" calcext:value-type="string">
            <text:p>Umar : Roll 30k Return : 16k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69"/>
          <table:table-cell office:value-type="string" calcext:value-type="string">
            <text:p>Yoonus SIB A/C Deposit, Transferred to DK PNB </text:p>
          </table:table-cell>
          <table:table-cell office:value-type="float" office:value="-15500" calcext:value-type="float">
            <text:p>-15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: Petrol – Total 80, 60 Cash + 20 Credit to D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9" office:value-type="date" office:date-value="2021-01-24" calcext:value-type="date">
            <text:p>24/01/21</text:p>
          </table:table-cell>
          <table:table-cell office:value-type="string" calcext:value-type="string">
            <text:p>CoreWind 4 Type : Advance by Vishnu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CoreWind 4 Type : Advance by Vishnu – Vehicle Fe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1-01-25" calcext:value-type="date">
            <text:p>25/01/21</text:p>
          </table:table-cell>
          <table:table-cell office:value-type="string" calcext:value-type="string">
            <text:p>Short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600 Via. Shemeem SIB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table:style-name="Default"/>
          <table:table-cell office:value-type="string" calcext:value-type="string">
            <text:p>Trouser – Yellow at Turf Vellachal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27" calcext:value-type="date">
            <text:p>27/01/21</text:p>
          </table:table-cell>
          <table:table-cell office:value-type="string" calcext:value-type="string">
            <text:p>Kiran CSE Credit from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 table:style-name="ce69"/>
          <table:table-cell office:value-type="string" calcext:value-type="string">
            <text:p>Naqeeb Food Balance, total 220 : Shavaya x2 90x2 + Extra Kubboos x2 5x2 + Tea x3 : Naqeeb, Naqeeb Paid 200+10, Banee Paid 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1-01-28" calcext:value-type="date">
            <text:p>28/01/21</text:p>
          </table:table-cell>
          <table:table-cell office:value-type="string" calcext:value-type="string">
            <text:p>Manaf Petrol to Calicut Pravasi Kshemanidhi Board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table:style-name="ce69"/>
          <table:table-cell office:value-type="string" calcext:value-type="string">
            <text:p>Photostat + A4 at Calicut Pravasi Kshemanidhi Board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style-name="ce69"/>
          <table:table-cell office:value-type="string" calcext:value-type="string">
            <text:p>Lessy x2 with Manaf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750, +300, +500 Via. Naseer Babu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table:style-name="ce69" office:value-type="date" office:date-value="2021-01-29" calcext:value-type="date">
            <text:p>29/01/21</text:p>
          </table:table-cell>
          <table:table-cell office:value-type="string" calcext:value-type="string">
            <text:p>Mufeed - PNB : -5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style-name="ce69"/>
          <table:table-cell office:value-type="string" calcext:value-type="string">
            <text:p>Hisham – PNB : +5000, To Shemeem for Father Credit Consolidation : +100</text:p>
          </table:table-cell>
          <table:table-cell office:value-type="float" office:value="-5100" calcext:value-type="float">
            <text:p>-5100</text:p>
          </table:table-cell>
        </table:table-row>
        <table:table-row table:style-name="ro2">
          <table:table-cell table:style-name="ce69" office:value-type="date" office:date-value="2021-01-30" calcext:value-type="date">
            <text:p>30/01/21</text:p>
          </table:table-cell>
          <table:table-cell office:value-type="string" calcext:value-type="string">
            <text:p>Machingal Airtel 249 – PNB : -249, Got 300, Balance : 51 Credit from Machingal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Ponnu Dress Lining &amp; other works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31" calcext:value-type="date">
            <text:p>31/01/21</text:p>
          </table:table-cell>
          <table:table-cell table:style-name="ce82" office:value-type="string" calcext:value-type="string">
            <text:p>Musthafa Credit consolidation</text:p>
          </table:table-cell>
          <table:table-cell table:style-name="Default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500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Dildo x2 with Rasak &amp; Mufi + Frooti DK</text:p>
          </table:table-cell>
          <table:table-cell table:style-name="Default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ce82" office:value-type="string" calcext:value-type="string">
            <text:p>Tea with Rasak, Mufi, Riyas, Manuppa &amp; Babu</text:p>
          </table:table-cell>
          <table:table-cell table:style-name="Default" office:value-type="float" office:value="-220" calcext:value-type="float">
            <text:p>-220</text:p>
          </table:table-cell>
        </table:table-row>
        <table:table-row table:style-name="ro2">
          <table:table-cell/>
          <table:table-cell table:style-name="ce82" office:value-type="string" calcext:value-type="string">
            <text:p>Ponnu Mylanchi 10 + Ponnu Mitayi 2 + Ponnu Mylanchi 4 , Total 16</text:p>
          </table:table-cell>
          <table:table-cell table:style-name="Default" office:value-type="float" office:value="-16" calcext:value-type="float">
            <text:p>-16</text:p>
          </table:table-cell>
        </table:table-row>
        <table:table-row table:style-name="ro2">
          <table:table-cell/>
          <table:table-cell table:style-name="ce82" office:value-type="string" calcext:value-type="string">
            <text:p>Turf @ Chembra Poth Turf with Shahal, Rashid, Shahid, Mufaz, Ilyas, Vishnu, Jayan, Fasil, Ajlu, Asif &amp; Rizwan</text:p>
          </table:table-cell>
          <table:table-cell table:style-name="Default" office:value-type="float" office:value="-120" calcext:value-type="float">
            <text:p>-120</text:p>
          </table:table-cell>
        </table:table-row>
        <table:table-row table:style-name="ro1">
          <table:table-cell table:style-name="ce69" office:value-type="date" office:date-value="2021-02-01" calcext:value-type="date">
            <text:p>01/02/21</text:p>
          </table:table-cell>
          <table:table-cell table:style-name="ce82" office:value-type="string" calcext:value-type="string">
            <text:p>Hisham – PNB : +3800 Via. Shemeem KGB</text:p>
          </table:table-cell>
          <table:table-cell table:style-name="Default" office:value-type="float" office:value="-3800" calcext:value-type="float">
            <text:p>-3800</text:p>
          </table:table-cell>
        </table:table-row>
        <table:table-row table:style-name="ro4">
          <table:table-cell/>
          <table:table-cell table:style-name="ce82" office:value-type="string" calcext:value-type="string">
            <text:p>Mufeed - CB : +1243 from Paytm (Paytm Wallet – Bigrock 700 + Bigrock2 700 = 1400), CB2 : +478 from Pnb, Total 1721, Rounded to 1720</text:p>
          </table:table-cell>
          <table:table-cell table:style-name="Default" office:value-type="float" office:value="1720" calcext:value-type="float">
            <text:p>1720</text:p>
          </table:table-cell>
        </table:table-row>
        <table:table-row table:style-name="ro4">
          <table:table-cell table:style-name="ce69" office:value-type="date" office:date-value="2021-02-02" calcext:value-type="date">
            <text:p>02/02/21</text:p>
          </table:table-cell>
          <table:table-cell table:style-name="ce82" office:value-type="string" calcext:value-type="string">
            <text:p>Naseer Babu : Tata Sky, Paytm : 207 (157 on 1400 – 1243 + 50 on 500 Paytm First Points Coversion) + PNB : -17, Total 224, Got 250, Balance 26 (not send)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1-02-03" calcext:value-type="date">
            <text:p>03/02/21</text:p>
          </table:table-cell>
          <table:table-cell table:style-name="ce82" office:value-type="string" calcext:value-type="string">
            <text:p>Neychor + Kozhi for Ashrafaka – Banee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82" office:value-type="string" calcext:value-type="string">
            <text:p>Neychor + Kozhi for Ashrafaka – Father : Will Return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2">
          <table:table-cell/>
          <table:table-cell table:style-name="ce82" office:value-type="string" calcext:value-type="string">
            <text:p>Neychor + Kozhi for Ashrafaka – Kozhi : Father : Will Return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2">
          <table:table-cell table:style-name="ce69"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table:style-name="Default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, balance 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Balance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 to Insha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2900 Via. SIB</text:p>
          </table:table-cell>
          <table:table-cell table:style-name="Default" office:value-type="float" office:value="-2900" calcext:value-type="float">
            <text:p>-2900</text:p>
          </table:table-cell>
        </table:table-row>
        <table:table-row table:style-name="ro2">
          <table:table-cell/>
          <table:table-cell table:style-name="ce82" office:value-type="string" calcext:value-type="string">
            <text:p>Father : Neychor + Kozhi for Asharafaka Balance 250 + 50 Credit to DK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82" office:value-type="string" calcext:value-type="string">
            <text:p>Swalih Shemeem – Musthafa Credit Return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2">
          <table:table-cell table:style-name="ce69"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table:style-name="Default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PNB : -3200</text:p>
          </table:table-cell>
          <table:table-cell table:style-name="Default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: PNB : +16k Via. SIB</text:p>
          </table:table-cell>
          <table:table-cell table:style-name="Default" office:value-type="float" office:value="-16000" calcext:value-type="float">
            <text:p>-16000</text:p>
          </table:table-cell>
        </table:table-row>
        <table:table-row table:style-name="ro1">
          <table:table-cell table:style-name="ce69"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PNB : -150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appasoda</text:p>
          </table:table-cell>
          <table:table-cell table:style-name="Default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82" office:value-type="string" calcext:value-type="string">
            <text:p>Father Credit to DK 50 Consolidation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1-02-07" calcext:value-type="date">
            <text:p>07/02/21</text:p>
          </table:table-cell>
          <table:table-cell table:style-name="ce82" office:value-type="string" calcext:value-type="string">
            <text:p>Shemeem – Kunjippa Credit Consolidation 2k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4">
          <table:table-cell/>
          <table:table-cell table:style-name="ce82" office:value-type="string" calcext:value-type="string">
            <text:p>Machingal : CB 1722 Consolidation, Previous Balance : 300-249 = 51, Current Balance : 2k -1722 = 278, Total Balance : 329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1" table:number-rows-repeated="49">
          <table:table-cell/>
          <table:table-cell table:style-name="ce8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26])" office:value-type="float" office:value="4100" calcext:value-type="float">
            <text:p>4100</text:p>
          </table:table-cell>
        </table:table-row>
        <table:table-row table:style-name="ro1" table:number-rows-repeated="10482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NB from 20-11-2020" table:style-name="ta1">
        <table:table-column table:style-name="co1" table:default-cell-style-name="ce69"/>
        <table:table-column table:style-name="co4" table:default-cell-style-name="ce5"/>
        <table:table-column table:style-name="co3" table:default-cell-style-name="ce85"/>
        <table:table-column table:style-name="co3" table:number-columns-repeated="1021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Walle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103347.95" calcext:value-type="float">
            <text:p>103347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far Mubarak – Credit Consolidation – Via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NB Deposit via. Shemeem A/C, Cash : -3100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To Shemeem – for Musthafa KP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Hisham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nda EMI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va – Prasad – Cut &amp; Shave</text:p>
          </table:table-cell>
          <table:table-cell office:value-type="float" office:value="-140" calcext:value-type="float">
            <text:p>-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arafu Kaka Kada – Airtel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1-22" calcext:value-type="date">
            <text:p>22/11/20</text:p>
          </table:table-cell>
          <table:table-cell office:value-type="string" calcext:value-type="string">
            <text:p>Hisham, Cash : +600</text:p>
          </table:table-cell>
          <table:table-cell office:value-type="float" office:value="-600" calcext:value-type="float">
            <text:p>-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isham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ajara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</text:p>
          </table:table-cell>
          <table:table-cell office:value-type="float" office:value="-2800" calcext:value-type="float">
            <text:p>-2800</text:p>
          </table:table-cell>
          <table:table-cell table:number-columns-repeated="1021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To Mother A/C – for Fasalu PA Airtel 399 Recharge</text:p>
          </table:table-cell>
          <table:table-cell office:value-type="float" office:value="-500" calcext:value-type="float">
            <text:p>-5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2">
          <table:table-cell/>
          <table:table-cell office:value-type="string" calcext:value-type="string">
            <text:p>From Mother A/C – for Fasalu PA Airtel 399 Recharge Balance + PayTM 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2700" calcext:value-type="float">
            <text:p>-27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210</text:p>
          </table:table-cell>
          <table:table-cell office:value-type="float" office:value="-210" calcext:value-type="float">
            <text:p>-21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1000" calcext:value-type="float">
            <text:p>1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 via. Hisham A/C</text:p>
          </table:table-cell>
          <table:table-cell office:value-type="float" office:value="-20000" calcext:value-type="float">
            <text:p>-20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-10000" calcext:value-type="float">
            <text:p>-10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MYL Vellachal Poster Bill, Total 16300, Rounded to 16000, 16300 – 16000 = 300, Hisham to PNB</text:p>
          </table:table-cell>
          <table:table-cell office:value-type="float" office:value="300" calcext:value-type="float">
            <text:p>3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-2800" calcext:value-type="float">
            <text:p>-28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490" calcext:value-type="float">
            <text:p>4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Alfarm 90, Poratta x2 20, Milk 30 (Hisham) at Comapany Padi, DTH Recharge by Hisham</text:p>
          </table:table-cell>
          <table:table-cell office:value-type="float" office:value="-140" calcext:value-type="float">
            <text:p>-1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rshid for Shamil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500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450</text:p>
          </table:table-cell>
          <table:table-cell office:value-type="float" office:value="-450" calcext:value-type="float">
            <text:p>-4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325</text:p>
          </table:table-cell>
          <table:table-cell office:value-type="float" office:value="-325" calcext:value-type="float">
            <text:p>-32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Shijin Credit Consolidation</text:p>
          </table:table-cell>
          <table:table-cell office:value-type="float" office:value="-2500" calcext:value-type="float">
            <text:p>-2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BSNL 97 DK</text:p>
          </table:table-cell>
          <table:table-cell office:value-type="float" office:value="-97" calcext:value-type="float">
            <text:p>-97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eerthana Credit Consolidation</text:p>
          </table:table-cell>
          <table:table-cell office:value-type="float" office:value="-1000" calcext:value-type="float">
            <text:p>-1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 from Hajara A/C</text:p>
          </table:table-cell>
          <table:table-cell office:value-type="float" office:value="15" calcext:value-type="float">
            <text:p>1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feed Airtel 249</text:p>
          </table:table-cell>
          <table:table-cell office:value-type="float" office:value="-249" calcext:value-type="float">
            <text:p>-249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-780" calcext:value-type="float">
            <text:p>-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Hisham, Wallet : +480</text:p>
          </table:table-cell>
          <table:table-cell office:value-type="float" office:value="-480" calcext:value-type="float">
            <text:p>-4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Dheenul Varis Credit Consolidation</text:p>
          </table:table-cell>
          <table:table-cell office:value-type="float" office:value="5000" calcext:value-type="float">
            <text:p>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250" calcext:value-type="float">
            <text:p>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780" calcext:value-type="float">
            <text:p>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Irachi : 130, KGB : -130, Wallet : -130</text:p>
          </table:table-cell>
          <table:table-cell office:value-type="float" office:value="130" calcext:value-type="float">
            <text:p>13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Hisham, Wallet : +320</text:p>
          </table:table-cell>
          <table:table-cell office:value-type="float" office:value="-320" calcext:value-type="float">
            <text:p>-32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ish : 60, KGB : -60, Wallet : -6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7940, PNB : +500</text:p>
          </table:table-cell>
          <table:table-cell office:value-type="float" office:value="-8440" calcext:value-type="float">
            <text:p>-84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alam, Wallet : +250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1500</text:p>
          </table:table-cell>
          <table:table-cell office:value-type="float" office:value="-1500" calcext:value-type="float">
            <text:p>-1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-51" calcext:value-type="float">
            <text:p>-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51" calcext:value-type="float">
            <text:p>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Credit Consolidation</text:p>
          </table:table-cell>
          <table:table-cell office:value-type="float" office:value="3000" calcext:value-type="float">
            <text:p>3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Nabeel Credit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200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90" calcext:value-type="float">
            <text:p>-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</text:p>
          </table:table-cell>
          <table:table-cell office:value-type="float" office:value="100" calcext:value-type="float">
            <text:p>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 return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 return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Manuppa Nov. 20 investment return</text:p>
          </table:table-cell>
          <table:table-cell office:value-type="float" office:value="6000" calcext:value-type="float">
            <text:p>6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200</text:p>
          </table:table-cell>
          <table:table-cell office:value-type="float" office:value="-1200" calcext:value-type="float">
            <text:p>-1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string" calcext:value-type="string">
            <text:p>Hisham for enna – wallet : -50</text:p>
          </table:table-cell>
          <table:table-cell office:value-type="float" office:value="50" calcext:value-type="float">
            <text:p>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Food at company padi, alfarm x2 – 90x2 + kubboos x 4 – 5x4 with hisham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Umer Ali, Wallet : +1500</text:p>
          </table:table-cell>
          <table:table-cell office:value-type="float" office:value="-1500" calcext:value-type="float">
            <text:p>-1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Cash : +6000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Hisham – Cash : +</text:span><text:span text:style-name="T4">195 (125+20-50 : enna +100 = 195)</text:span></text:p>
          </table:table-cell>
          <table:table-cell office:value-type="float" office:value="-195" calcext:value-type="float">
            <text:p>-1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bu, Wallet : +2100</text:p>
          </table:table-cell>
          <table:table-cell office:value-type="float" office:value="-2090" calcext:value-type="float">
            <text:p>-20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Credit consolidation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redit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string" calcext:value-type="string">
            <text:p>Kalam, Wallet : +2800, 3850-2800=1050</text:p>
          </table:table-cell>
          <table:table-cell office:value-type="float" office:value="-3850" calcext:value-type="float">
            <text:p>-38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Credit consolidation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afu Kaka Kada – Jio 149 : Jio 151 Call Fixer, PNB : -84 – Paytm : -65</text:p>
          </table:table-cell>
          <table:table-cell office:value-type="float" office:value="-84" calcext:value-type="float">
            <text:p>-84</text:p>
          </table:table-cell>
          <table:table-cell table:number-columns-repeated="1021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Jasid Credit consolidation via.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Swalih shemeem : Cash : +19000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Hisham – Cash : +1050 (400+300+130+170)</text:p>
          </table:table-cell>
          <table:table-cell office:value-type="float" office:value="-1050" calcext:value-type="float">
            <text:p>-10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string" calcext:value-type="string">
            <text:p>Interest : 01/09/20 to 30/11/20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isham – Cash : +300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ague T shirt – Ummer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string" calcext:value-type="string">
            <text:p>Kalam – To Ummer for Tea Shirt Cash : +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27000" calcext:value-type="float">
            <text:p>2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-20000" calcext:value-type="float">
            <text:p>-2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lam – Cash : +600, BSNL 97</text:p>
          </table:table-cell>
          <table:table-cell office:value-type="float" office:value="-697" calcext:value-type="float">
            <text:p>-697</text:p>
          </table:table-cell>
          <table:table-cell table:number-columns-repeated="1021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string" calcext:value-type="string">
            <text:p>Sahad for Fasil C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Credit Consolidation – 1550 (1000 cash+ 500 PNB + 50 cash)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10500</text:p>
          </table:table-cell>
          <table:table-cell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D to room – Bombay Electricals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sham – Cash : +420 (10 [15 for tt, 5 dk, 10 hisham] +20 tt nurse charge+70 pachakkari – savala, payar, thakkali, pachamulak +40 pappadam+20 battery+ 260 cash)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Net Recharge</text:p>
          </table:table-cell>
          <table:table-cell office:value-type="float" office:value="-600.88" calcext:value-type="float">
            <text:p>-600.88</text:p>
          </table:table-cell>
          <table:table-cell table:number-columns-repeated="1021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string" calcext:value-type="string">
            <text:p>Kalam – Cash : +40</text:p>
          </table:table-cell>
          <table:table-cell office:value-type="float" office:value="-40" calcext:value-type="float">
            <text:p>-40</text:p>
          </table:table-cell>
          <table:table-cell table:number-columns-repeated="1021"/>
        </table:table-row>
        <table:table-row table:style-name="ro2">
          <table:table-cell office:value-type="date" office:date-value="2020-12-19" calcext:value-type="date">
            <text:p>19/12/20</text:p>
          </table:table-cell>
          <table:table-cell office:value-type="string" calcext:value-type="string">
            <text:p>Murshid : Cash - +18500, 18500-500(Shamil)-600(Net Recharge)=17400</text:p>
          </table:table-cell>
          <table:table-cell office:value-type="float" office:value="-17400" calcext:value-type="float">
            <text:p>-17400</text:p>
          </table:table-cell>
          <table:table-cell table:number-columns-repeated="1021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office:value-type="string" calcext:value-type="string">
            <text:p>Naseer Babu Tata Sky</text:p>
          </table:table-cell>
          <table:table-cell office:value-type="float" office:value="-315" calcext:value-type="float">
            <text:p>-3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5k-3k-2k=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: Cash - +500, 500-315-185=0</text:p>
          </table:table-cell>
          <table:table-cell office:value-type="float" office:value="-185" calcext:value-type="float">
            <text:p>-1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Recharge – Idea 149</text:p>
          </table:table-cell>
          <table:table-cell office:value-type="float" office:value="-149" calcext:value-type="float">
            <text:p>-1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er Ali, Cash : -4000, Election Balance + DJ Fund – Auto Riyas : +600, PNB : +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Hisham – Cash : +110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2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Vehicle 2 Permission chalan</text:p>
          </table:table-cell>
          <table:table-cell office:value-type="float" office:value="-555" calcext:value-type="float">
            <text:p>-5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561</text:p>
          </table:table-cell>
          <table:table-cell office:value-type="float" office:value="-561" calcext:value-type="float">
            <text:p>-5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string" calcext:value-type="string">
            <text:p>Honda EMI – Dec. 2020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3000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)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string" calcext:value-type="string">
            <text:p>Fasil CE Credit Consolidatio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ifu Pandiyatt via. Noufal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halal : Cash : +11900</text:p>
          </table:table-cell>
          <table:table-cell office:value-type="float" office:value="-11900" calcext:value-type="float">
            <text:p>-11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hira DJ</text:p>
          </table:table-cell>
          <table:table-cell office:value-type="float" office:value="-4000" calcext:value-type="float">
            <text:p>-4000</text:p>
          </table:table-cell>
          <table:table-cell table:number-columns-repeated="1021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string" calcext:value-type="string">
            <text:p>Nasar LeeTee : Recharge Airtel 199</text:p>
          </table:table-cell>
          <table:table-cell office:value-type="float" office:value="-199" calcext:value-type="float">
            <text:p>-1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Thanveer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Paytm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soor Kotheri Airtel 49 Recharge : 15 from Paytm, 34 from PNB</text:p>
          </table:table-cell>
          <table:table-cell office:value-type="float" office:value="-34" calcext:value-type="float">
            <text:p>-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DJ Fund : 1000, 575 from election balance clearence fund, 425 to pnb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ction fund : Siddique Announcement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hve at Vava Saloon</text:p>
          </table:table-cell>
          <table:table-cell office:value-type="float" office:value="-60" calcext:value-type="float">
            <text:p>-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+100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 office:value-type="string" calcext:value-type="string">
            <text:p>Swalih shemeem : for ramsheed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for ramsheed return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Irshad Haji Kuri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Airtel 219</text:p>
          </table:table-cell>
          <table:table-cell office:value-type="float" office:value="-219" calcext:value-type="float">
            <text:p>-2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Vi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string" calcext:value-type="string">
            <text:p>Hisham –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00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-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</text:p>
          </table:table-cell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string" calcext:value-type="string">
            <text:p>Hajara A/C - Gpay Reward : 6, Balance to return : 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Umar Roll 40k – Goerge Roll 12k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sik TK : Cash -50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 : Roll 12k Return</text:p>
          </table:table-cell>
          <table:table-cell office:value-type="float" office:value="-12000" calcext:value-type="float">
            <text:p>-1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- Gpay Reward : 6, Got 16, Balance 10 return</text:p>
          </table:table-cell>
          <table:table-cell office:value-type="float" office:value="-10" calcext:value-type="float">
            <text:p>-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– Nisam Roll 3k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Roll 40k – Nisam Roll 3k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 : Roll 3k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Cash : -29000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 Return</text:p>
          </table:table-cell>
          <table:table-cell office:value-type="float" office:value="-1100" calcext:value-type="float">
            <text:p>-1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Return + 2000 for Credit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 Retur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– Credit Consolidation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 Return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Mufeed Sister Daughter Marriage Fund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string" calcext:value-type="string">
            <text:p>Manuppa – Return on investment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Return + Hisham - Cash : -500</text:p>
          </table:table-cell>
          <table:table-cell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-4400)</text:p>
          </table:table-cell>
          <table:table-cell office:value-type="float" office:value="4400" calcext:value-type="float">
            <text:p>4400</text:p>
          </table:table-cell>
          <table:table-cell table:number-columns-repeated="1021"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Airtel 249, Cash : +25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for balance to machingal, Cash : +250</text:p>
          </table:table-cell>
          <table:table-cell office:value-type="float" office:value="-250" calcext:value-type="float">
            <text:p>-2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sh : -6000 + Umar : Roll 40k Return : 900 Via. Swalih Shemeem</text:p>
          </table:table-cell>
          <table:table-cell office:value-type="float" office:value="6900" calcext:value-type="float">
            <text:p>6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 office:value-type="string" calcext:value-type="string">
            <text:p>Gpay Reward Transfer – Hajara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, 501 – 4 Reward</text:p>
          </table:table-cell>
          <table:table-cell office:value-type="float" office:value="-497" calcext:value-type="float">
            <text:p>-4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- Cash : +2700</text:p>
          </table:table-cell>
          <table:table-cell office:value-type="float" office:value="-2700" calcext:value-type="float">
            <text:p>-2700</text:p>
          </table:table-cell>
          <table:table-cell table:number-columns-repeated="1021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string" calcext:value-type="string">
            <text:p>Alfarm with kubboos + extra kubboosx2 at companypadi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ds at Yoonus shop</text:p>
          </table:table-cell>
          <table:table-cell office:value-type="float" office:value="-15" calcext:value-type="float">
            <text:p>-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emeem - Cash : -2750, Hisham A/C : +50, PNB : +2700</text:p>
          </table:table-cell>
          <table:table-cell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–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string" calcext:value-type="string">
            <text:p>Shemeem -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60</text:p>
          </table:table-cell>
          <table:table-cell office:value-type="float" office:value="-160" calcext:value-type="float">
            <text:p>-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 Jio 11</text:p>
          </table:table-cell>
          <table:table-cell office:value-type="float" office:value="-11" calcext:value-type="float">
            <text:p>-11</text:p>
          </table:table-cell>
          <table:table-cell table:number-columns-repeated="1021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Bari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150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ar – Cash : +5000 Via. Hisham A/C, +3000, Total : +8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pan text:style-name="T3">Umar – Cash : +5000 Via. Hisham A/C, +3000, </text:span>Total : +8000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string" calcext:value-type="string">
            <text:p>Shavarma Plate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Rasak – cash : -50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string" calcext:value-type="string">
            <text:p>D2h : +50 via. Paytm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UPI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Return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420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S Charge : 01/10/2020 to 31/12/2020</text:p>
          </table:table-cell>
          <table:table-cell office:value-type="float" office:value="-17.85" calcext:value-type="float">
            <text:p>-17.8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string" calcext:value-type="string">
            <text:p>Pandara Parambu Cricket Fund : To Saifu AV</text:p>
          </table:table-cell>
          <table:table-cell office:value-type="float" office:value="-100" calcext:value-type="float">
            <text:p>-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 – Adarsh Roll 9k</text:p>
          </table:table-cell>
          <table:table-cell office:value-type="float" office:value="9000" calcext:value-type="float">
            <text:p>90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</text:p>
          </table:table-cell>
          <table:table-cell office:value-type="float" office:value="-9000" calcext:value-type="float">
            <text:p>-90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string" calcext:value-type="string">
            <text:p>Akhil Zalim – Sadique CE Credit Consolidation</text:p>
          </table:table-cell>
          <table:table-cell office:value-type="float" office:value="2600" calcext:value-type="float">
            <text:p>2600</text:p>
          </table:table-cell>
          <table:table-cell table:style-name="ce85"/>
          <table:table-cell table:number-columns-repeated="1020"/>
        </table:table-row>
        <table:table-row table:style-name="ro2">
          <table:table-cell office:value-type="date" office:date-value="2021-01-14" calcext:value-type="date">
            <text:p>14/01/21</text:p>
          </table:table-cell>
          <table:table-cell office:value-type="string" calcext:value-type="string">
            <text:p><text:span text:style-name="T5">Hisham – Cash -</text:span><text:span text:style-name="T4">500, Cash +100, BSNL +97, Ponnu Dress 1500 Balance -20</text:span></text:p>
          </table:table-cell>
          <table:table-cell office:value-type="float" office:value="323" calcext:value-type="float">
            <text:p>323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Hisham – Cash : +100</text:p>
          </table:table-cell>
          <table:table-cell office:value-type="float" office:value="100" calcext:value-type="float">
            <text:p>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2h : +30 via. UPI</text:p>
          </table:table-cell>
          <table:table-cell office:value-type="float" office:value="-30" calcext:value-type="float">
            <text:p>-3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pkart order for Paytm Sticker</text:p>
          </table:table-cell>
          <table:table-cell office:value-type="float" office:value="-219" calcext:value-type="float">
            <text:p>-219</text:p>
          </table:table-cell>
          <table:table-cell table:style-name="ce85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lipkart order for Paytm Sticker Return After Cancellation</text:p>
          </table:table-cell>
          <table:table-cell office:value-type="float" office:value="219" calcext:value-type="float">
            <text:p>219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asad Vava Saloon – Shave</text:p>
          </table:table-cell>
          <table:table-cell office:value-type="float" office:value="-60" calcext:value-type="float">
            <text:p>-60</text:p>
          </table:table-cell>
          <table:table-cell table:style-name="ce8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</text:p>
          </table:table-cell>
          <table:table-cell office:value-type="float" office:value="800" calcext:value-type="float">
            <text:p>8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Hisham – Cash : +1870</text:p>
          </table:table-cell>
          <table:table-cell office:value-type="float" office:value="-1870" calcext:value-type="float">
            <text:p>-187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, Balance on Hisham 4200 – 4000 = 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-210" calcext:value-type="float">
            <text:p>-21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-270" calcext:value-type="float">
            <text:p>-270</text:p>
          </table:table-cell>
          <table:table-cell table:number-columns-repeated="1021"/>
        </table:table-row>
        <table:table-row table:style-name="ro3"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4900" calcext:value-type="float">
            <text:p>4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: Got 1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30 via. UPI Retur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string" calcext:value-type="string">
            <text:p>Hajara A/C – For Paytm Reward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 – Return</text:p>
          </table:table-cell>
          <table:table-cell office:value-type="float" office:value="-145" calcext:value-type="float">
            <text:p>-14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ajara A/C – For Paytm Reward : Got 10 (Consumed By Hisham for Fuel, Total 80, Transfer 70 + Wallet 10)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Jio 151 : 97 from Paytm DK + 54 Hajara A/C – Return</text:p>
          </table:table-cell>
          <table:table-cell office:value-type="float" office:value="-54" calcext:value-type="float">
            <text:p>-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BSNL 97 : 20 from Hajara Freecharge + 77 from Hajara A/C</text:p>
          </table:table-cell>
          <table:table-cell office:value-type="float" office:value="-77" calcext:value-type="float">
            <text:p>-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Return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string" calcext:value-type="string">
            <text:p>Honda EMI – Jan. 2021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Cash 15500 to His SIB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Petrol : Total 80 : 60 Cash + 20 Credit to DK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Previous not send Balance : OK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es Web Invoice for 3 Year with 2 NDK Domains – CoreWind &amp; B2</text:p>
          </table:table-cell>
          <table:table-cell office:value-type="float" office:value="-7221.6" calcext:value-type="float">
            <text:p>-7221.6</text:p>
          </table:table-cell>
          <table:table-cell table:number-columns-repeated="1021"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string" calcext:value-type="string">
            <text:p>Hisham - Cash : -5600 Via. Shemeem</text:p>
          </table:table-cell>
          <table:table-cell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9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Shop Bill Via. Shemeem A/C</text:p>
          </table:table-cell>
          <table:table-cell office:value-type="float" office:value="-2262" calcext:value-type="float">
            <text:p>-2262</text:p>
          </table:table-cell>
          <table:table-cell table:number-columns-repeated="1021"/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string" calcext:value-type="string">
            <text:p>Honor Repair : Software &amp; Side Buttons To Sekkeer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urf @ Vellachal with Sufail, Favas, Ansar, Said, Fasil, Asif, Jayan, Rashid, Shahal, Shahid &amp; Safeer</text:p>
          </table:table-cell>
          <table:table-cell office:value-type="float" office:value="-120" calcext:value-type="float">
            <text:p>-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from, Will Return on Feb. 1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7 March 21 Supply : ML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aru CSE Credit from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Credit from, Will Return on Feb 04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Roll 15k, will return on Feb 04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string" calcext:value-type="string">
            <text:p>Manaf, Roll 15k, will return on Apr. 2021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ash : +5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Gpay Blue Card Reward Transfe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- Gpay Reward Transfer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Hisham - Cash : -5100, +5000 Via. Shemeem KGB, +100 Father Credit to Shemeem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string" calcext:value-type="string">
            <text:p>Machingal : Airtel 249, Cash : +30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Roll 500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string" calcext:value-type="string">
            <text:p>Akhil CSE : Roll 500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- Cash : -500 for Shibliya Marriag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ouser x2 120x2 + Angle Protector 70, total rounded to 280 at Al Ameen Puthentheru </text:p>
          </table:table-cell>
          <table:table-cell office:value-type="float" office:value="-280" calcext:value-type="float">
            <text:p>-280</text:p>
          </table:table-cell>
          <table:table-cell table:number-columns-repeated="1021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Hisham - Cash : -3800 Via. Shemeem</text:p>
          </table:table-cell>
          <table:table-cell office:value-type="float" office:value="3800" calcext:value-type="float">
            <text:p>38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B Cash : +478</text:p>
          </table:table-cell>
          <table:table-cell office:value-type="float" office:value="-478" calcext:value-type="float">
            <text:p>-4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Hisham – Honda EMI Jan. 2021</text:p>
          </table:table-cell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4">
          <table:table-cell/>
          <table:table-cell table:style-name="ce82" office:value-type="string" calcext:value-type="string">
            <text:p>Naseer Babu : Tata Sky, Paytm : 207 (157 on 1400 – 1243 + 50 on 500 Paytm First Points Coversion) + PNB : -17, Total 224, Got 250 Cash, Balance 26 (not send)</text:p>
          </table:table-cell>
          <table:table-cell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Return, 6000 Balance 2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2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Nasar LeeTee : CB 807, 793 from PNB + 14 from Amzon Mother</text:p>
          </table:table-cell>
          <table:table-cell office:value-type="float" office:value="-793" calcext:value-type="float">
            <text:p>-7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CB 1722</text:p>
          </table:table-cell>
          <table:table-cell office:value-type="float" office:value="-1722" calcext:value-type="float">
            <text:p>-1722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office:value-type="float" office:value="-360" calcext:value-type="float">
            <text:p>-3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Complet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charge : Crad Addition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Naseer Babu: 249 Airtel, 244 PNB + 5 Freecharge Mother</text:p>
          </table:table-cell>
          <table:table-cell office:value-type="float" office:value="-244" calcext:value-type="float">
            <text:p>-244</text:p>
          </table:table-cell>
          <table:table-cell table:number-columns-repeated="1021"/>
        </table:table-row>
        <table:table-row table:style-name="ro4">
          <table:table-cell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– Cash : -2900 Via. SIB</text:p>
          </table:table-cell>
          <table:table-cell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Balance 5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office:value-type="float" office:value="-1250" calcext:value-type="float">
            <text:p>-125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Cash : -3200</text:p>
          </table:table-cell>
          <table:table-cell office:value-type="float" office:value="-3200" calcext:value-type="float">
            <text:p>-32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: Cash : -16k Via. SIB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ther : Mill Via. Shemeem</text:p>
          </table:table-cell>
          <table:table-cell office:value-type="float" office:value="-70" calcext:value-type="float">
            <text:p>-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Complet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: Roll 10k, Balance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Roll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18])" office:value-type="float" office:value="93.6199999999808" calcext:value-type="float">
            <text:p>93.6199999999808</text:p>
          </table:table-cell>
          <table:table-cell table:number-columns-repeated="1021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L Nov. 20 + Dec. 20 + Election Dec. 20 Fund" table:style-name="ta1">
        <table:table-column table:style-name="co5" table:default-cell-style-name="ce8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7">
          <table:table-cell table:style-name="ce11" office:value-type="string" calcext:value-type="string" table:number-columns-spanned="5" table:number-rows-spanned="1">
            <text:p>MYL Nov. 20 + Dec. 20 + Election Dec. 20 Fund</text:p>
          </table:table-cell>
          <table:covered-table-cell table:number-columns-repeated="4" table:style-name="ce15"/>
          <table:table-cell table:style-name="ce98" table:number-columns-repeated="2"/>
        </table:table-row>
        <table:table-row table:style-name="ro7"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97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feed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Sathar Marriage</text:p>
          </table:table-cell>
          <table:table-cell table:style-name="ce96" office:value-type="float" office:value="3500" calcext:value-type="float">
            <text:p>350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Pulli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Ansar Bava Pipe + bent</text:p>
          </table:table-cell>
          <table:table-cell table:style-name="ce96" office:value-type="float" office:value="810" calcext:value-type="float">
            <text:p>81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Bane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aida – 3 Kg</text:p>
          </table:table-cell>
          <table:table-cell table:style-name="ce96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Kalam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ufeed Sister Daughter Marriage</text:p>
          </table:table-cell>
          <table:table-cell table:style-name="ce96" office:value-type="float" office:value="2000" calcext:value-type="float">
            <text:p>2000</text:p>
          </table:table-cell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Uma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Announcement Vehicle Chalan Reprint</text:p>
          </table:table-cell>
          <table:table-cell table:style-name="ce96" office:value-type="float" office:value="20" calcext:value-type="float">
            <text:p>2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aseer Bab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ri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iddiqu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ekk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araf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oufal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eb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hsin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Fasil</text:p>
          </table:table-cell>
          <table:table-cell table:style-name="ce97"/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hanveer</text:p>
          </table:table-cell>
          <table:table-cell table:style-name="ce96" office:value-type="float" office:value="300" calcext:value-type="float">
            <text:p>3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neefa Auto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Riya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anuppa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Kalam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Mufeed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otal</text:p>
          </table:table-cell>
          <table:table-cell table:style-name="ce96" table:formula="of:=SUM([.B3:.B23])" office:value-type="float" office:value="8500" calcext:value-type="float">
            <text:p>8500</text:p>
          </table:table-cell>
          <table:table-cell table:style-name="ce96"/>
          <table:table-cell table:style-name="ce96" office:value-type="string" calcext:value-type="string">
            <text:p>Total</text:p>
          </table:table-cell>
          <table:table-cell table:style-name="ce96" table:formula="of:=SUM([.E3:.E23])" office:value-type="float" office:value="6330" calcext:value-type="float">
            <text:p>6330</text:p>
          </table:table-cell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2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96" table:formula="of:=[.B24]-[.E24]" office:value-type="float" office:value="2170" calcext:value-type="float">
            <text:p>2170</text:p>
          </table:table-cell>
          <table:table-cell table:style-name="ce98" table:number-columns-repeated="2"/>
        </table:table-row>
        <table:table-row table:style-name="ro7" table:number-rows-repeated="2">
          <table:table-cell table:style-name="ce95"/>
          <table:table-cell table:style-name="ce98" table:number-columns-repeated="6"/>
        </table:table-row>
        <table:table-row table:style-name="ro7" table:number-rows-repeated="3">
          <table:table-cell table:style-name="ce95"/>
          <table:table-cell table:style-name="ce98" table:number-columns-repeated="4"/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ion Dec. 20 Fund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82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ce133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5" table:default-cell-style-name="ce82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" table:number-columns-repeated="5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990" table:default-cell-style-name="Default"/>
        <table:table-row table:style-name="ro7">
          <table:table-cell table:style-name="ce99" office:value-type="string" calcext:value-type="string" table:number-columns-spanned="4" table:number-rows-spanned="1">
            <text:p>Election Fund Dec. 2020</text:p>
          </table:table-cell>
          <table:covered-table-cell table:number-columns-repeated="3" table:style-name="ce15"/>
          <table:table-cell table:style-name="ce98"/>
          <table:table-cell table:style-name="ce11" office:value-type="string" calcext:value-type="string" table:number-columns-spanned="5" table:number-rows-spanned="1">
            <text:p>Election Fund Dec. 2020 – Umer</text:p>
          </table:table-cell>
          <table:covered-table-cell table:number-columns-repeated="4"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Banee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Haneefa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5" table:number-rows-spanned="1">
            <text:p>Election Fund Dec. 2020 – Mufeed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5" table:number-rows-spanned="1">
            <text:p>Election Fund Dec. 2020 – Sharafu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varezhuth – Kadappuram Team : Banee</text:p>
          </table:table-cell>
          <table:covered-table-cell table:number-columns-repeated="2" table:style-name="ce15"/>
          <table:table-cell table:style-name="ce15" office:value-type="float" office:value="4000" calcext:value-type="float">
            <text:p>4000</text:p>
          </table:table-cell>
          <table:table-cell table:style-name="ce98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987"/>
        </table:table-row>
        <table:table-row table:style-name="ro9">
          <table:table-cell table:style-name="ce123" office:value-type="string" calcext:value-type="string" table:number-columns-spanned="1" table:number-rows-spanned="3">
            <text:p>Chuvarezhuth – Annan Team</text:p>
          </table:table-cell>
          <table:table-cell table:style-name="ce93" office:value-type="string" calcext:value-type="string">
            <text:p>Umer (first 500, then 4000)</text:p>
          </table:table-cell>
          <table:table-cell table:style-name="ce15" office:value-type="float" office:value="4500" calcext:value-type="float">
            <text:p>4500</text:p>
          </table:table-cell>
          <table:table-cell table:style-name="ce129" table:formula="of:=SUM([.C3:.C5])" office:value-type="float" office:value="4860" calcext:value-type="float" table:number-columns-spanned="1" table:number-rows-spanned="3">
            <text:p>4860</text:p>
          </table:table-cell>
          <table:table-cell table:style-name="ce98"/>
          <table:table-cell table:style-name="ce93" office:value-type="string" calcext:value-type="string">
            <text:p>Panchayath Commitee Fund : First 5000 in 150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table:formula="of:=[.A3]" office:value-type="string" office:string-value="Chuvarezhuth – Annan Team" calcext:value-type="string">
            <text:p>Chuvarezhuth – Annan Team</text:p>
          </table:table-cell>
          <table:table-cell table:style-name="ce15" office:value-type="float" office:value="4500" calcext:value-type="float">
            <text:p>4500</text:p>
          </table:table-cell>
          <table:table-cell table:style-name="ce131"/>
          <table:table-cell table:style-name="ce93" office:value-type="string" calcext:value-type="string">
            <text:p>KMCC Fund : 20000 – flex 6700 = 13300</text:p>
          </table:table-cell>
          <table:table-cell table:style-name="ce15" office:value-type="float" office:value="13300" calcext:value-type="float">
            <text:p>13300</text:p>
          </table:table-cell>
          <table:table-cell table:style-name="ce15"/>
          <table:table-cell table:style-name="ce93" table:formula="of:=[.A2]" office:value-type="string" office:string-value="Chuvarezhuth – Kadappuram Team : Banee" calcext:value-type="string">
            <text:p>Chuvarezhuth – Kadappuram Team : Banee</text:p>
          </table:table-cell>
          <table:table-cell table:style-name="ce15" table:formula="of:=[.D2]" office:value-type="float" office:value="4000" calcext:value-type="float">
            <text:p>4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10]" office:value-type="float" office:value="250" calcext:value-type="float">
            <text:p>250</text:p>
          </table:table-cell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4]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5]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Mufeed</text:p>
          </table:table-cell>
          <table:table-cell table:style-name="ce15" office:value-type="float" office:value="160" calcext:value-type="float">
            <text:p>160</text:p>
          </table:table-cell>
          <table:covered-table-cell table:style-name="ce25"/>
          <table:table-cell table:style-name="ce98"/>
          <table:table-cell table:style-name="ce93" office:value-type="string" calcext:value-type="string">
            <text:p>Hajiyar – Election Pracharanam Food Fund : 1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style-name="ce15" office:value-type="string" calcext:value-type="string">
            <text:p>Election Pracharanam Food</text:p>
          </table:table-cell>
          <table:table-cell table:style-name="ce15" office:value-type="float" office:value="595" calcext:value-type="float">
            <text:p>595</text:p>
          </table:table-cell>
          <table:table-cell table:style-name="ce131"/>
          <table:table-cell table:style-name="ce93" office:value-type="string" calcext:value-type="string">
            <text:p>Mash – Election Pracharanam Chaya Fund</text:p>
          </table:table-cell>
          <table:table-cell table:style-name="ce15" office:value-type="float" office:value="500" calcext:value-type="float">
            <text:p>500</text:p>
          </table:table-cell>
          <table:table-cell table:style-name="ce15"/>
          <table:table-cell table:style-name="ce93" table:formula="of:=[.A6]" office:value-type="string" office:string-value="Song : Banee" calcext:value-type="string">
            <text:p>Song : Banee</text:p>
          </table:table-cell>
          <table:table-cell table:style-name="ce15" table:formula="of:=[.D6]" office:value-type="float" office:value="1000" calcext:value-type="float">
            <text:p>1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Sharafu Black Paint</text:p>
          </table:table-cell>
          <table:table-cell table:style-name="ce15" office:value-type="float" office:value="200" calcext:value-type="float">
            <text:p>200</text:p>
          </table:table-cell>
          <table:covered-table-cell table:style-name="ce15"/>
          <table:table-cell table:style-name="ce98"/>
          <table:table-cell table:style-name="ce93" office:value-type="string" calcext:value-type="string">
            <text:p>Ummer DJ Fund : 1000, 575 from election balance clearence fund, 425 to pnb</text:p>
          </table:table-cell>
          <table:table-cell table:style-name="ce15" table:formula="of:=[$'Election Dec. 20 Balance Clearence Fund'.E6]" office:value-type="float" office:value="575" calcext:value-type="float">
            <text:p>575</text:p>
          </table:table-cell>
          <table:table-cell table:style-name="ce15"/>
          <table:table-cell table:style-name="ce15" table:formula="of:=[.A15]" office:value-type="string" office:string-value="Chutt Kambi : Umer" calcext:value-type="string">
            <text:p>Chutt Kambi : Umer</text:p>
          </table:table-cell>
          <table:table-cell table:style-name="ce15" table:formula="of:=[.D15]" office:value-type="float" office:value="230" calcext:value-type="float">
            <text:p>23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7]" office:value-type="string" office:string-value="Poster, Sun flex 100 pieces" calcext:value-type="string">
            <text:p>Poster, Sun flex 100 pieces</text:p>
          </table:table-cell>
          <table:table-cell table:style-name="ce15" table:formula="of:=[.C7]" office:value-type="float" office:value="11500" calcext:value-type="float">
            <text:p>11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Song : Banee</text:p>
          </table:table-cell>
          <table:covered-table-cell table:number-columns-repeated="2" table:style-name="ce15"/>
          <table:table-cell table:style-name="ce15" office:value-type="float" office:value="1000" calcext:value-type="float">
            <text:p>1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19]" office:value-type="string" office:string-value="Cap 100 pieces &amp; Badge 7/12 : Umer" calcext:value-type="string">
            <text:p>Cap 100 pieces &amp; Badge 7/12 : Umer</text:p>
          </table:table-cell>
          <table:table-cell table:style-name="ce15" table:formula="of:=[.D19]" office:value-type="float" office:value="350" calcext:value-type="float">
            <text:p>3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9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, Sun flex 1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11500" calcext:value-type="float">
            <text:p>11500</text:p>
          </table:table-cell>
          <table:table-cell table:style-name="ce130" table:formula="of:=SUM([.C7:.C8])" office:value-type="float" office:value="16000" calcext:value-type="float" table:number-columns-spanned="1" table:number-rows-spanned="2">
            <text:p>16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0]" office:value-type="string" office:string-value="Cap 100 pieces 8/12 : Umer" calcext:value-type="string">
            <text:p>Cap 100 pieces 8/12 : Umer</text:p>
          </table:table-cell>
          <table:table-cell table:style-name="ce15" table:formula="of:=[.D20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1]" office:value-type="string" office:string-value="Pen Brush : Banee" calcext:value-type="string">
            <text:p>Pen Brush : Banee</text:p>
          </table:table-cell>
          <table:table-cell table:style-name="ce15" table:formula="of:=[.D11]" office:value-type="float" office:value="10" calcext:value-type="float">
            <text:p>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Voter Registration Fund</text:p>
          </table:table-cell>
          <table:table-cell table:style-name="ce15" office:value-type="float" office:value="4500" calcext:value-type="float">
            <text:p>450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1]" office:value-type="string" office:string-value="Cap 100 pieces 9/12 : Umer" calcext:value-type="string">
            <text:p>Cap 100 pieces 9/12 : Umer</text:p>
          </table:table-cell>
          <table:table-cell table:style-name="ce15" table:formula="of:=[.D21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2]" office:value-type="string" office:string-value="Kayar : Banee" calcext:value-type="string">
            <text:p>Kayar : Banee</text:p>
          </table:table-cell>
          <table:table-cell table:style-name="ce15" table:formula="of:=[.D12]" office:value-type="float" office:value="110" calcext:value-type="float">
            <text:p>1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 – Chinnam cheurth 10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500" calcext:value-type="float">
            <text:p>500</text:p>
          </table:table-cell>
          <table:table-cell table:style-name="ce130" table:formula="of:=SUM([.C9:.C10])" office:value-type="float" office:value="750" calcext:value-type="float" table:number-columns-spanned="1" table:number-rows-spanned="2">
            <text:p>75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2]" office:value-type="string" office:string-value="Cap 100 pieces 10/12 : Umer" calcext:value-type="string">
            <text:p>Cap 100 pieces 10/12 : Umer</text:p>
          </table:table-cell>
          <table:table-cell table:style-name="ce15" table:formula="of:=[.D22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3]" office:value-type="string" office:string-value="Kambi Brush : Banee" calcext:value-type="string">
            <text:p>Kambi Brush : Banee</text:p>
          </table:table-cell>
          <table:table-cell table:style-name="ce15" table:formula="of:=[.D13]" office:value-type="float" office:value="100" calcext:value-type="float">
            <text:p>1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15" office:value-type="string" calcext:value-type="string">
            <text:p>Haneefa</text:p>
          </table:table-cell>
          <table:table-cell table:style-name="ce15" office:value-type="float" office:value="250" calcext:value-type="float">
            <text:p>25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3]" office:value-type="string" office:string-value="Cap 200 pieces 11/12 : Umer" calcext:value-type="string">
            <text:p>Cap 200 pieces 11/12 : Umer</text:p>
          </table:table-cell>
          <table:table-cell table:style-name="ce15" table:formula="of:=[.D23]" office:value-type="float" office:value="300" calcext:value-type="float">
            <text:p>3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4]" office:value-type="string" office:string-value="Fevicol 1 litre, Sem – 20 KG, Green Paint, Turpaint : Banee" calcext:value-type="string">
            <text:p>Fevicol 1 litre, Sem – 20 KG, Green Paint, Turpaint : Banee</text:p>
          </table:table-cell>
          <table:table-cell table:style-name="ce15" table:formula="of:=[.D14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Pen Brush : Banee</text:p>
          </table:table-cell>
          <table:covered-table-cell table:number-columns-repeated="2" table:style-name="ce21"/>
          <table:table-cell table:style-name="ce15" office:value-type="float" office:value="10" calcext:value-type="float">
            <text:p>1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4]" office:value-type="string" office:string-value="Cap 100 pieces 12/12 : Umer" calcext:value-type="string">
            <text:p>Cap 100 pieces 12/12 : Umer</text:p>
          </table:table-cell>
          <table:table-cell table:style-name="ce15" table:formula="of:=[.D24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8]" office:value-type="string" office:string-value="Udf Committee Flex : Banee" calcext:value-type="string">
            <text:p>Udf Committee Flex : Banee</text:p>
          </table:table-cell>
          <table:table-cell table:style-name="ce15" table:formula="of:=[.D18]" office:value-type="float" office:value="400" calcext:value-type="float">
            <text:p>4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Kayar : Banee</text:p>
          </table:table-cell>
          <table:covered-table-cell table:number-columns-repeated="2" table:style-name="ce21"/>
          <table:table-cell table:style-name="ce15" office:value-type="float" office:value="110" calcext:value-type="float">
            <text:p>11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3"/>
          <table:table-cell table:style-name="ce93" table:formula="of:=[.A25]" office:value-type="string" office:string-value="Tea at Pracharanam : Banee" calcext:value-type="string">
            <text:p>Tea at Pracharanam : Banee</text:p>
          </table:table-cell>
          <table:table-cell table:style-name="ce15" table:formula="of:=[.D25]" office:value-type="float" office:value="270" calcext:value-type="float">
            <text:p>270</text:p>
          </table:table-cell>
          <table:table-cell table:style-name="ce131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Kambi Brush : Banee</text:p>
          </table:table-cell>
          <table:covered-table-cell table:number-columns-repeated="2" table:style-name="ce21"/>
          <table:table-cell table:style-name="ce15" office:value-type="float" office:value="100" calcext:value-type="float">
            <text:p>100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15" table:formula="of:=SUM([.G3:.G12])" office:value-type="float" office:value="6575" calcext:value-type="float">
            <text:p>6575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 table:style-name="ce15" table:formula="of:=SUM([.J3:.J12])" office:value-type="float" office:value="6575" calcext:value-type="float">
            <text:p>6575</text:p>
          </table:table-cell>
          <table:table-cell table:style-name="ce131"/>
          <table:table-cell table:style-name="ce97" table:number-columns-repeated="3"/>
          <table:table-cell table:style-name="ce93" table:formula="of:=[.A26]" office:value-type="string" office:string-value="Announcement – Siddique : Banee" calcext:value-type="string">
            <text:p>Announcement – Siddique : Banee</text:p>
          </table:table-cell>
          <table:table-cell table:style-name="ce15" table:formula="of:=[.D26]" office:value-type="float" office:value="3000" calcext:value-type="float">
            <text:p>3000</text:p>
          </table:table-cell>
          <table:table-cell table:style-name="ce133"/>
          <table:table-cell table:style-name="ce97" table:number-columns-repeated="5"/>
          <table:table-cell table:style-name="ce134" table:number-columns-repeated="2"/>
          <table:table-cell table:style-name="ce97" table:number-columns-repeated="5"/>
          <table:table-cell table:style-name="ce134" table:number-columns-repeated="2"/>
          <table:table-cell/>
          <table:table-cell table:style-name="ce97" table:number-columns-repeated="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3" table:number-rows-spanned="1">
            <text:p>Fevicol 1 litre, Sem – 20 KG, Green Paint, Turpaint : Banee</text:p>
          </table:table-cell>
          <table:covered-table-cell table:number-columns-repeated="2" table:style-name="ce21"/>
          <table:table-cell table:style-name="ce15" office:value-type="float" office:value="500" calcext:value-type="float">
            <text:p>50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5"/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S3:.S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V3:.V13])" office:value-type="float" office:value="250" calcext:value-type="float">
            <text:p>250</text:p>
          </table:table-cell>
          <table:table-cell table:style-name="ce134" table:number-columns-repeated="2"/>
          <table:table-cell table:style-name="ce93" office:value-type="string" calcext:value-type="string">
            <text:p>Total</text:p>
          </table:table-cell>
          <table:table-cell table:style-name="ce15" table:formula="of:=SUM([.Z3:.Z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C3:.AC13])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 office:value-type="string" calcext:value-type="string">
            <text:p>Total</text:p>
          </table:table-cell>
          <table:table-cell table:style-name="ce15" table:formula="of:=SUM([.AH3:.AH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K3:.AK13])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tt Kambi : Umer</text:p>
          </table:table-cell>
          <table:covered-table-cell table:number-columns-repeated="2" table:style-name="ce21"/>
          <table:table-cell table:style-name="ce15" office:value-type="float" office:value="230" calcext:value-type="float">
            <text:p>230</text:p>
          </table:table-cell>
          <table:table-cell table:style-name="ce98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15" table:formula="of:=[.G13]-[.J13]" office:value-type="float" office:value="0" calcext:value-type="float">
            <text:p>0</text:p>
          </table:table-cell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M3:.M14])" office:value-type="float" office:value="13800" calcext:value-type="float">
            <text:p>1380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P3:.P14])" office:value-type="float" office:value="21390" calcext:value-type="float">
            <text:p>2139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Sem – 40 Kg : Sponsor (Mufeed)</text:p>
          </table:table-cell>
          <table:covered-table-cell table:number-columns-repeated="2"/>
          <table:table-cell table:style-name="ce25" office:value-type="string" calcext:value-type="string">
            <text:p>-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S14]-[.V14]" office:value-type="float" office:value="-250" calcext:value-type="float">
            <text:p>-250</text:p>
          </table:table-cell>
          <table:table-cell table:style-name="ce134" table:number-columns-repeated="2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Z14]-[.AC14]" office:value-type="float" office:value="-160" calcext:value-type="float">
            <text:p>-160</text:p>
          </table:table-cell>
          <table:table-cell table:style-name="ce134" table:number-columns-repeated="2"/>
          <table:table-cell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AH14]-[.AK14]" office:value-type="float" office:value="-200" calcext:value-type="float">
            <text:p>-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Maida for Poster : Banee</text:p>
          </table:table-cell>
          <table:covered-table-cell table:number-columns-repeated="2"/>
          <table:table-cell table:style-name="ce25"/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M15]-[.P15]" office:value-type="float" office:value="-7590" calcext:value-type="float">
            <text:p>-7590</text:p>
          </table:table-cell>
          <table:table-cell table:style-name="ce134" table:number-columns-repeated="1008"/>
        </table:table-row>
        <table:table-row table:style-name="ro7">
          <table:table-cell table:style-name="ce21" office:value-type="string" calcext:value-type="string" table:number-columns-spanned="3" table:number-rows-spanned="1">
            <text:p>Udf Committee Flex : Banee</text:p>
          </table:table-cell>
          <table:covered-table-cell table:number-columns-repeated="2" table:style-name="ce21"/>
          <table:table-cell table:style-name="ce15" office:value-type="float" office:value="400" calcext:value-type="float">
            <text:p>4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<text:span text:style-name="T3">Cap 100 pieces &amp; Badge 7/12 </text:span>: Umer</text:p>
          </table:table-cell>
          <table:covered-table-cell table:number-columns-repeated="2" table:style-name="ce21"/>
          <table:table-cell table:style-name="ce15" office:value-type="float" office:value="350" calcext:value-type="float">
            <text:p>3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8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9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0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200 pieces 11/12 : Umer</text:p>
          </table:table-cell>
          <table:covered-table-cell table:number-columns-repeated="2" table:style-name="ce21"/>
          <table:table-cell table:style-name="ce15" office:value-type="float" office:value="300" calcext:value-type="float">
            <text:p>3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2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Tea at Pracharanam : Banee</text:p>
          </table:table-cell>
          <table:covered-table-cell table:number-columns-repeated="2" table:style-name="ce21"/>
          <table:table-cell table:style-name="ce15" office:value-type="float" office:value="270" calcext:value-type="float">
            <text:p>27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Announcement – Siddique : Banee</text:p>
          </table:table-cell>
          <table:covered-table-cell table:number-columns-repeated="2" table:style-name="ce21"/>
          <table:table-cell table:style-name="ce15" office:value-type="float" office:value="3000" calcext:value-type="float">
            <text:p>30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20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3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98" table:number-columns-repeated="4"/>
          <table:table-cell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2"/>
          <table:table-cell table:number-columns-repeated="1007"/>
        </table:table-row>
        <table:table-row table:style-name="ro7">
          <table:table-cell table:style-name="ce98" table:number-columns-repeated="4"/>
          <table:table-cell table:number-columns-repeated="10"/>
          <table:table-cell table:style-name="ce95"/>
          <table:table-cell table:style-name="ce134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ion Dec. 20 Balance Clearence Fund" table:style-name="ta1">
        <table:table-column table:style-name="co21" table:default-cell-style-name="ce137"/>
        <table:table-column table:style-name="co22" table:default-cell-style-name="ce139"/>
        <table:table-column table:style-name="co17" table:default-cell-style-name="Default"/>
        <table:table-column table:style-name="co23" table:default-cell-style-name="ce137"/>
        <table:table-column table:style-name="co24" table:default-cell-style-name="ce139"/>
        <table:table-row table:style-name="ro7">
          <table:table-cell table:style-name="ce30" office:value-type="string" calcext:value-type="string" table:number-columns-spanned="5" table:number-rows-spanned="1">
            <text:p>Election Balance Clearance Fund</text:p>
          </table:table-cell>
          <table:covered-table-cell table:style-name="ce32"/>
          <table:covered-table-cell table:style-name="ce37"/>
          <table:covered-table-cell table:style-name="ce31"/>
          <table:covered-table-cell table:style-name="ce32"/>
        </table:table-row>
        <table:table-row table:style-name="ro7">
          <table:table-cell table:style-name="ce30" office:value-type="string" calcext:value-type="string" table:number-columns-spanned="2" table:number-rows-spanned="1">
            <text:p>Varav</text:p>
          </table:table-cell>
          <table:covered-table-cell table:style-name="ce32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32"/>
        </table:table-row>
        <table:table-row table:style-name="ro8">
          <table:table-cell table:style-name="ce31" office:value-type="string" calcext:value-type="string">
            <text:p>Machingal</text:p>
          </table:table-cell>
          <table:table-cell table:style-name="ce138" office:value-type="float" office:value="1000" calcext:value-type="float">
            <text:p>1000</text:p>
          </table:table-cell>
          <table:table-cell table:style-name="ce37"/>
          <table:table-cell table:style-name="ce31" office:value-type="string" calcext:value-type="string">
            <text:p>Election day Auto Charge – Riyas (Total : 750, Nasaru : 150 + Committee : 600)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7">
          <table:table-cell table:style-name="ce31" office:value-type="string" calcext:value-type="string">
            <text:p>Abdu Mash</text:p>
          </table:table-cell>
          <table:table-cell table:style-name="ce138" office:value-type="float" office:value="1500" calcext:value-type="float">
            <text:p>1500</text:p>
          </table:table-cell>
          <table:table-cell table:style-name="ce37"/>
          <table:table-cell table:style-name="ce31" office:value-type="string" calcext:value-type="string">
            <text:p>Election day Auto Charge – Yasir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Election day Auto Charge – Basheeraka Total : 600, 500 to DJ, 100 to basheeraka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Ummer DJ Fund : 1000, 575 from election balance clearance fund, 425 to pnb</text:p>
          </table:table-cell>
          <table:table-cell table:style-name="ce138" office:value-type="float" office:value="575" calcext:value-type="float">
            <text:p>575</text:p>
          </table:table-cell>
        </table:table-row>
        <table:table-row table:style-name="ro7" table:number-rows-repeated="11">
          <table:table-cell table:style-name="ce31"/>
          <table:table-cell table:style-name="ce138"/>
          <table:table-cell table:style-name="ce37"/>
          <table:table-cell table:style-name="ce142"/>
          <table:table-cell table:style-name="ce138"/>
        </table:table-row>
        <table:table-row table:style-name="ro7">
          <table:table-cell table:style-name="ce31" office:value-type="string" calcext:value-type="string">
            <text:p>Total</text:p>
          </table:table-cell>
          <table:table-cell table:style-name="ce138" table:formula="of:=SUM([.B3:.B17])" office:value-type="float" office:value="2500" calcext:value-type="float">
            <text:p>25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38" table:formula="of:=SUM([.E3:.E17])" office:value-type="float" office:value="2375" calcext:value-type="float">
            <text:p>2375</text:p>
          </table:table-cell>
        </table:table-row>
        <table:table-row table:style-name="ro7">
          <table:table-cell table:style-name="ce31"/>
          <table:table-cell table:style-name="ce138"/>
          <table:table-cell table:style-name="ce37"/>
          <table:table-cell table:style-name="ce31"/>
          <table:table-cell table:style-name="ce138"/>
        </table:table-row>
        <table:table-row table:style-name="ro7"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style-name="ce32"/>
          <table:covered-table-cell table:style-name="ce37"/>
          <table:covered-table-cell table:style-name="ce31"/>
          <table:table-cell table:style-name="ce138" table:formula="of:=[.B18]-[.E18]" office:value-type="float" office:value="125" calcext:value-type="float">
            <text:p>1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ion Dec. 20 DJ Fund" table:style-name="ta1">
        <table:table-column table:style-name="co25" table:default-cell-style-name="ce137"/>
        <table:table-column table:style-name="co26" table:default-cell-style-name="ce137"/>
        <table:table-column table:style-name="co22" table:default-cell-style-name="ce148"/>
        <table:table-column table:style-name="co22" table:default-cell-style-name="ce150"/>
        <table:table-column table:style-name="co17" table:default-cell-style-name="Default"/>
        <table:table-column table:style-name="co27" table:default-cell-style-name="ce137"/>
        <table:table-column table:style-name="co24" table:default-cell-style-name="ce150"/>
        <table:table-row table:style-name="ro7">
          <table:table-cell table:style-name="ce30" office:value-type="string" calcext:value-type="string" table:number-columns-spanned="7" table:number-rows-spanned="1">
            <text:p>DJ Fund</text:p>
          </table:table-cell>
          <table:covered-table-cell table:style-name="ce30"/>
          <table:covered-table-cell table:style-name="ce40"/>
          <table:covered-table-cell table:style-name="ce45"/>
          <table:covered-table-cell table:style-name="ce37"/>
          <table:covered-table-cell table:style-name="ce31"/>
          <table:covered-table-cell table:style-name="ce45"/>
        </table:table-row>
        <table:table-row table:style-name="ro7">
          <table:table-cell table:style-name="ce30" office:value-type="string" calcext:value-type="string" table:number-columns-spanned="4" table:number-rows-spanned="1">
            <text:p>Varav</text:p>
          </table:table-cell>
          <table:covered-table-cell table:style-name="ce30"/>
          <table:covered-table-cell table:style-name="ce40"/>
          <table:covered-table-cell table:style-name="ce45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45"/>
        </table:table-row>
        <table:table-row table:style-name="ro7">
          <table:table-cell table:style-name="ce123" office:value-type="string" calcext:value-type="string" table:number-columns-spanned="1" table:number-rows-spanned="18">
            <text:p>Piriv 1 : 18000</text:p>
          </table:table-cell>
          <table:table-cell table:style-name="ce39" office:value-type="string" calcext:value-type="string">
            <text:p>Sharafu 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3:.C20])" office:value-type="float" office:value="18000" calcext:value-type="float" table:number-columns-spanned="1" table:number-rows-spanned="18">
            <text:p>18000</text:p>
          </table:table-cell>
          <table:table-cell table:style-name="ce37"/>
          <table:table-cell table:style-name="ce39" office:value-type="string" calcext:value-type="string">
            <text:p>Manuppa Enna</text:p>
          </table:table-cell>
          <table:table-cell table:style-name="ce149" office:value-type="float" office:value="2000" calcext:value-type="float">
            <text:p>2000</text:p>
          </table:table-cell>
        </table:table-row>
        <table:table-row table:style-name="ro7">
          <table:covered-table-cell table:style-name="ce39"/>
          <table:table-cell table:style-name="ce39" office:value-type="string" calcext:value-type="string">
            <text:p>Siddique 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huhaib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142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Bavanu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Raheemaka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Machinga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ina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Riyas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Pulli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oukat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ameer P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Arif V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Kal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amo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Nikhil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Mansoor Kother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Sadique Pandiyat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Hish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1">
            <text:p>Piriv 2 : 16150</text:p>
          </table:table-cell>
          <table:table-cell table:style-name="ce39" office:value-type="string" calcext:value-type="string">
            <text:p>Shebeer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21:.C41])" office:value-type="float" office:value="16150" calcext:value-type="float" table:number-columns-spanned="1" table:number-rows-spanned="21">
            <text:p>16150</text:p>
          </table:table-cell>
          <table:table-cell table:style-name="ce37"/>
          <table:table-cell table:style-name="ce39" office:value-type="string" calcext:value-type="string">
            <text:p>DJ Fund : Padakkam</text:p>
          </table:table-cell>
          <table:table-cell table:style-name="ce149" office:value-type="float" office:value="9800" calcext:value-type="float">
            <text:p>9800</text:p>
          </table:table-cell>
        </table:table-row>
        <table:table-row table:style-name="ro7">
          <table:covered-table-cell table:style-name="ce39"/>
          <table:table-cell table:style-name="ce31" office:value-type="string" calcext:value-type="string">
            <text:p>Rasak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Abdu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9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Jall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Salam V</text:p>
          </table:table-cell>
          <table:table-cell table:style-name="ce144" office:value-type="float" office:value="300" calcext:value-type="float">
            <text:p>3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boobacker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feeque Kakkod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ishad 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ppu 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fwan Faiz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yyid Babu</text:p>
          </table:table-cell>
          <table:table-cell table:style-name="ce146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heer Kunjapp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Ramsheed Madavan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Faris K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nsar 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ndra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fi TK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areem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rifa Jallu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VP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11" office:value-type="string" calcext:value-type="string" table:number-columns-spanned="1" table:number-rows-spanned="17">
            <text:p>Piriv 3 : 13350</text:p>
          </table:table-cell>
          <table:table-cell table:style-name="ce31" office:value-type="string" calcext:value-type="string">
            <text:p>Chappadan Hamza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42:.C58])" office:value-type="float" office:value="13350" calcext:value-type="float" table:number-columns-spanned="1" table:number-rows-spanned="17">
            <text:p>13350</text:p>
          </table:table-cell>
          <table:table-cell table:style-name="ce37"/>
          <table:table-cell table:style-name="ce39" office:value-type="string" calcext:value-type="string">
            <text:p>Permission – 2 vandi : 600 each, application fee – 100 each, permission photo copy</text:p>
          </table:table-cell>
          <table:table-cell table:style-name="ce149" office:value-type="float" office:value="1445" calcext:value-type="float">
            <text:p>1445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Muhammed Mas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anaf Announcer</text:p>
          </table:table-cell>
          <table:table-cell table:style-name="ce149" office:value-type="float" office:value="1000" calcext:value-type="float">
            <text:p>10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Niyas Mullamadakkal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Electric wire for LED koni (Total : 42,On 50 : -10 from jallu kada)</text:p>
          </table:table-cell>
          <table:table-cell table:style-name="ce149" office:value-type="float" office:value="50" calcext:value-type="float">
            <text:p>5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Jaseel Bapputt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ineral Water for Members</text:p>
          </table:table-cell>
          <table:table-cell table:style-name="ce149" office:value-type="float" office:value="45" calcext:value-type="float">
            <text:p>45</text:p>
          </table:table-cell>
        </table:table-row>
        <table:table-row table:style-name="ro9">
          <table:covered-table-cell table:style-name="ce31"/>
          <table:table-cell table:style-name="ce31" office:value-type="string" calcext:value-type="string">
            <text:p>Haris 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Petrol to engine (Saji vandi), Diesel to DJ Engine, Mala &amp; Ribbon</text:p>
          </table:table-cell>
          <table:table-cell table:style-name="ce149" office:value-type="float" office:value="3340" calcext:value-type="float">
            <text:p>334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Haneefa Kochi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DJ Fee – Sahira Light &amp; Sounds</text:p>
          </table:table-cell>
          <table:table-cell table:style-name="ce149" office:value-type="float" office:value="30000" calcext:value-type="float">
            <text:p>3000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Usman Kaka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hafeeque Mukkatti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ne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heem P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Pandiyatt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unjon Barb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TU Team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haheel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Nasar Vishar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Haneefa Banaras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PA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11" office:value-type="string" calcext:value-type="string" table:number-columns-spanned="1" table:number-rows-spanned="3">
            <text:p>Piriv 4 : 3500</text:p>
          </table:table-cell>
          <table:table-cell table:style-name="ce31" office:value-type="string" calcext:value-type="string">
            <text:p>Sadique Thadathil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59:.C61])" office:value-type="float" office:value="4000" calcext:value-type="float" table:number-columns-spanned="1" table:number-rows-spanned="3">
            <text:p>4000</text:p>
          </table:table-cell>
          <table:table-cell table:style-name="ce37"/>
          <table:table-cell table:style-name="ce39" office:value-type="string" calcext:value-type="string">
            <text:p>Saji Vehicle Fee</text:p>
          </table:table-cell>
          <table:table-cell table:style-name="ce149" office:value-type="float" office:value="1500" calcext:value-type="float">
            <text:p>15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Aslam Kakkadav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Thanveer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Election day Auto Charge – Basheeraka Total : 600, 500 to DJ, 100 to basheeraka</text:p>
          </table:table-cell>
          <table:covered-table-cell table:style-name="ce31"/>
          <table:covered-table-cell table:style-name="ce40"/>
          <table:table-cell table:style-name="ce129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Ummer DJ Fund : 1000, 575 from election balance clearance fund, 425 to pnb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3">
            <text:p>Piriv 5 : 2000 (2200)</text:p>
          </table:table-cell>
          <table:table-cell table:style-name="ce31" office:value-type="string" calcext:value-type="string">
            <text:p>Abdulla Aut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9" table:formula="of:=SUM([.C64:.C66])" office:value-type="float" office:value="2000" calcext:value-type="float" table:number-columns-spanned="1" table:number-rows-spanned="3">
            <text:p>2000</text:p>
          </table:table-cell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23"/>
          <table:table-cell table:style-name="ce31" office:value-type="string" calcext:value-type="string">
            <text:p>Chappadan Sekke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9">
          <table:covered-table-cell table:style-name="ce23"/>
          <table:table-cell table:style-name="ce31" office:value-type="string" calcext:value-type="string">
            <text:p>MT Ali : 200 for Sharafu Black Paint</text:p>
          </table:table-cell>
          <table:table-cell table:style-name="ce144"/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6 : 900</text:p>
          </table:table-cell>
          <table:table-cell table:style-name="ce31" office:value-type="string" calcext:value-type="string">
            <text:p>Irshad Haji Kuri</text:p>
          </table:table-cell>
          <table:table-cell table:style-name="ce144" office:value-type="float" office:value="400" calcext:value-type="float">
            <text:p>400</text:p>
          </table:table-cell>
          <table:table-cell table:style-name="ce129" table:formula="of:=SUM([.C67:.C68])" office:value-type="float" office:value="900" calcext:value-type="float" table:number-columns-spanned="1" table:number-rows-spanned="2">
            <text:p>9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Sekkeer V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23" office:value-type="string" calcext:value-type="string">
            <text:p>Piriv 7 : 500</text:p>
          </table:table-cell>
          <table:table-cell table:style-name="ce31" office:value-type="string" calcext:value-type="string">
            <text:p>Basith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69:.C69])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8 : 3500</text:p>
          </table:table-cell>
          <table:table-cell table:style-name="ce31" office:value-type="string" calcext:value-type="string">
            <text:p>Shebeer A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70:.C71])" office:value-type="float" office:value="3500" calcext:value-type="float" table:number-columns-spanned="1" table:number-rows-spanned="2">
            <text:p>3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Naseer Bab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Jafar E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Basheer PDP</text:p>
          </table:table-cell>
          <table:covered-table-cell table:style-name="ce31"/>
          <table:covered-table-cell table:style-name="ce40"/>
          <table:table-cell table:style-name="ce129" office:value-type="float" office:value="800" calcext:value-type="float">
            <text:p>8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97" table:number-columns-repeated="2"/>
          <table:table-cell table:style-name="ce147" table:number-columns-repeated="2"/>
          <table:table-cell table:style-name="ce37"/>
          <table:table-cell table:style-name="ce142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Total</text:p>
          </table:table-cell>
          <table:covered-table-cell table:style-name="ce31"/>
          <table:covered-table-cell table:style-name="ce40"/>
          <table:table-cell table:style-name="ce129" table:formula="of:=SUM([.D3:.D74])" office:value-type="float" office:value="61700" calcext:value-type="float">
            <text:p>617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49" table:formula="of:=SUM([.G3:.G74])" office:value-type="float" office:value="49180" calcext:value-type="float">
            <text:p>49180</text:p>
          </table:table-cell>
        </table:table-row>
        <table:table-row table:style-name="ro7">
          <table:table-cell table:style-name="ce31" table:number-columns-repeated="2"/>
          <table:table-cell table:style-name="ce144"/>
          <table:table-cell table:style-name="ce149"/>
          <table:table-cell table:style-name="ce37"/>
          <table:table-cell table:style-name="ce31"/>
          <table:table-cell table:style-name="ce149"/>
        </table:table-row>
        <table:table-row table:style-name="ro7">
          <table:table-cell table:style-name="ce11" office:value-type="string" calcext:value-type="string" table:number-columns-spanned="6" table:number-rows-spanned="1">
            <text:p>Balance</text:p>
          </table:table-cell>
          <table:covered-table-cell table:style-name="ce11"/>
          <table:covered-table-cell table:style-name="ce40"/>
          <table:covered-table-cell table:style-name="ce45"/>
          <table:covered-table-cell table:style-name="ce37"/>
          <table:covered-table-cell table:style-name="ce31"/>
          <table:table-cell table:style-name="ce149" table:formula="of:=[.D75]-[.G75]" office:value-type="float" office:value="12520" calcext:value-type="float">
            <text:p>1252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lance" table:style-name="ta1" table:print="false">
        <table:table-column table:style-name="co28" table:default-cell-style-name="Default"/>
        <table:table-column table:style-name="co3" table:default-cell-style-name="Default"/>
        <table:table-column table:style-name="co29" table:default-cell-style-name="ce85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ce85"/>
        <table:table-column table:style-name="co35" table:default-cell-style-name="Default"/>
        <table:table-column table:style-name="co36" table:default-cell-style-name="Default"/>
        <table:table-column table:style-name="co3" table:default-cell-style-name="ce85"/>
        <table:table-column table:style-name="co37" table:default-cell-style-name="ce85"/>
        <table:table-row table:style-name="ro1">
          <table:table-cell table:style-name="ce51" office:value-type="string" calcext:value-type="string" table:number-columns-spanned="3" table:number-rows-spanned="1">
            <text:p>Out</text:p>
          </table:table-cell>
          <table:covered-table-cell table:style-name="ce74"/>
          <table:covered-table-cell table:style-name="ce63"/>
          <table:table-cell/>
          <table:table-cell table:style-name="ce51" office:value-type="string" calcext:value-type="string" table:number-columns-spanned="2" table:number-rows-spanned="1">
            <text:p>Hand</text:p>
          </table:table-cell>
          <table:covered-table-cell table:style-name="ce105"/>
          <table:table-cell/>
          <table:table-cell table:style-name="ce51" office:value-type="string" calcext:value-type="string" table:number-columns-spanned="3" table:number-rows-spanned="1">
            <text:p>In</text:p>
          </table:table-cell>
          <table:covered-table-cell table:style-name="ce74"/>
          <table:covered-table-cell table:style-name="ce63"/>
          <table:table-cell/>
          <table:table-cell table:style-name="ce51" office:value-type="string" calcext:value-type="string" table:number-columns-spanned="3" table:number-rows-spanned="1">
            <text:p>Plans</text:p>
          </table:table-cell>
          <table:covered-table-cell table:style-name="ce112"/>
          <table:covered-table-cell table:style-name="ce63"/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61" office:value-type="string" calcext:value-type="string">
            <text:p>PNB</text:p>
          </table:table-cell>
          <table:table-cell table:style-name="ce64" table:formula="of:=[$'PNB from 20-11-2020'.C319]" office:value-type="float" office:value="93.6199999999808" calcext:value-type="float">
            <text:p>93.6199999999808</text:p>
          </table:table-cell>
          <table:table-cell/>
          <table:table-cell table:style-name="ce61" office:value-type="string" calcext:value-type="string">
            <text:p>Election Dec. 20 Fund</text:p>
          </table:table-cell>
          <table:table-cell table:formula="of:=-[$'Election Dec. 20 Fund'.P17]" office:value-type="float" office:value="7590" calcext:value-type="float">
            <text:p>759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Hand Balance</text:p>
          </table:table-cell>
          <table:table-cell table:formula="of:=[.F13]" office:value-type="float" office:value="-56437.38" calcext:value-type="float">
            <text:p>-56437.38</text:p>
          </table:table-cell>
          <table:table-cell table:style-name="ce64"/>
        </table:table-row>
        <table:table-row table:style-name="ro1">
          <table:table-cell table:style-name="ce61" office:value-type="string" calcext:value-type="string">
            <text:p>Machingal</text:p>
          </table:table-cell>
          <table:table-cell table:formula="of:=51+278" office:value-type="float" office:value="329" calcext:value-type="float">
            <text:p>32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Wallet</text:p>
          </table:table-cell>
          <table:table-cell table:style-name="ce64" table:formula="of:=[$'Wallet from 20-11-2020'.C327]" office:value-type="float" office:value="4100" calcext:value-type="float">
            <text:p>4100</text:p>
          </table:table-cell>
          <table:table-cell/>
          <table:table-cell table:style-name="ce61" office:value-type="string" calcext:value-type="string">
            <text:p>[Shafeeque M]</text:p>
          </table:table-cell>
          <table:table-cell table:formula="of:=250-18" office:value-type="float" office:value="232" calcext:value-type="float">
            <text:p>232</text:p>
          </table:table-cell>
          <table:table-cell table:style-name="ce59" office:value-type="string" calcext:value-type="string">
            <text:p>Immediate 2</text:p>
          </table:table-cell>
          <table:table-cell/>
          <table:table-cell table:style-name="ce61"/>
          <table:table-cell table:style-name="Default"/>
          <table:table-cell table:style-name="ce64"/>
        </table:table-row>
        <table:table-row table:style-name="ro1">
          <table:table-cell table:style-name="ce61" office:value-type="string" calcext:value-type="string">
            <text:p>Jasir</text:p>
          </table:table-cell>
          <table:table-cell office:value-type="float" office:value="30" calcext:value-type="float">
            <text:p>3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Safwan Faisy Jaram</text:p>
          </table:table-cell>
          <table:table-cell office:value-type="float" office:value="15000" calcext:value-type="float">
            <text:p>15000</text:p>
          </table:table-cell>
          <table:table-cell table:style-name="ce59"/>
          <table:table-cell/>
          <table:table-cell table:style-name="ce61" table:formula="of:=[.H2]" office:value-type="string" office:string-value="Election Dec. 20 Fund" calcext:value-type="string">
            <text:p>Election Dec. 20 Fund</text:p>
          </table:table-cell>
          <table:table-cell table:formula="of:=[.I2]" office:value-type="float" office:value="7590" calcext:value-type="float">
            <text:p>7590</text:p>
          </table:table-cell>
          <table:table-cell table:style-name="ce59" table:formula="of:=[.J2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100"/>
          <table:table-cell table:style-name="ce106" table:formula="of:=SUM([.F2:.F4])" office:value-type="float" office:value="4193.61999999998" calcext:value-type="float">
            <text:p>4193.61999999998</text:p>
          </table:table-cell>
          <table:table-cell/>
          <table:table-cell table:style-name="ce61" office:value-type="string" calcext:value-type="string">
            <text:p>Bava Jaram</text:p>
          </table:table-cell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0]" office:value-type="string" office:string-value="Murshid – Idea 149" calcext:value-type="string">
            <text:p>Murshid – Idea 149</text:p>
          </table:table-cell>
          <table:table-cell table:formula="of:=[.I20]" office:value-type="float" office:value="149" calcext:value-type="float">
            <text:p>149</text:p>
          </table:table-cell>
          <table:table-cell table:style-name="ce59" table:formula="of:=[.J20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Fasil CE</text:p>
          </table:table-cell>
          <table:table-cell table:formula="of:=10000-5000" office:value-type="float" office:value="5000" calcext:value-type="float">
            <text:p>5000</text:p>
          </table:table-cell>
          <table:table-cell table:style-name="ce132" office:value-type="date" office:date-value="2021-02-04" calcext:value-type="date">
            <text:p>Thu 4 February 2021</text:p>
          </table:table-cell>
          <table:table-cell/>
          <table:table-cell table:style-name="ce61"/>
          <table:table-cell table:style-name="ce64"/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1]" office:value-type="string" office:string-value="Mansoor Kotheri" calcext:value-type="string">
            <text:p>Mansoor Kotheri</text:p>
          </table:table-cell>
          <table:table-cell table:style-name="Default" table:formula="of:=[.I21]" office:value-type="float" office:value="60" calcext:value-type="float">
            <text:p>60</text:p>
          </table:table-cell>
          <table:table-cell table:style-name="ce59" table:formula="of:=[.J21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Hajara A/C</text:p>
          </table:table-cell>
          <table:table-cell office:value-type="float" office:value="151" calcext:value-type="float">
            <text:p>15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Out Total</text:p>
          </table:table-cell>
          <table:table-cell table:style-name="ce64" table:formula="of:=[.B16]" office:value-type="float" office:value="22325" calcext:value-type="float">
            <text:p>22325</text:p>
          </table:table-cell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3]" office:value-type="string" office:string-value="Nabeel" calcext:value-type="string">
            <text:p>Nabeel</text:p>
          </table:table-cell>
          <table:table-cell table:formula="of:=[.I23]" office:value-type="float" office:value="111" calcext:value-type="float">
            <text:p>111</text:p>
          </table:table-cell>
          <table:table-cell table:style-name="ce141" table:formula="of:=[.J23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 office:value-type="string" calcext:value-type="string">
            <text:p>Not Immediate Out Total 1</text:p>
          </table:table-cell>
          <table:table-cell table:style-name="ce64" table:formula="of:=[.B43]" office:value-type="float" office:value="24000" calcext:value-type="float">
            <text:p>24000</text:p>
          </table:table-cell>
          <table:table-cell/>
          <table:table-cell table:style-name="ce61"/>
          <table:table-cell office:value-type="float" office:value="1500" calcext:value-type="float">
            <text:p>1500</text:p>
          </table:table-cell>
          <table:table-cell table:style-name="ce59"/>
          <table:table-cell/>
          <table:table-cell table:style-name="ce61" table:formula="of:=[.H24]" office:value-type="string" office:string-value="Hisham D2H Recharge" calcext:value-type="string">
            <text:p>Hisham D2H Recharge</text:p>
          </table:table-cell>
          <table:table-cell table:formula="of:=[.I24]" office:value-type="float" office:value="182" calcext:value-type="float">
            <text:p>182</text:p>
          </table:table-cell>
          <table:table-cell table:style-name="ce141" table:formula="of:=[.J24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MYL Nov. 20 + Dec. 20 + Election Dec. 20 Fund</text:p>
          </table:table-cell>
          <table:table-cell table:formula="of:=[$'MYL Nov. 20 + Dec. 20 + Election Dec. 20 Fund'.E26]" office:value-type="float" office:value="2170" calcext:value-type="float">
            <text:p>217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2</text:p>
          </table:table-cell>
          <table:table-cell table:style-name="ce64" table:formula="of:=[.B49]" office:value-type="float" office:value="14000" calcext:value-type="float">
            <text:p>14000</text:p>
          </table:table-cell>
          <table:table-cell/>
          <table:table-cell table:style-name="ce61"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  <table:table-cell table:style-name="ce76"/>
          <table:table-cell/>
          <table:table-cell table:style-name="ce61" table:formula="of:=[.H25]" office:value-type="string" office:string-value="Freecharge" calcext:value-type="string">
            <text:p>Freecharge</text:p>
          </table:table-cell>
          <table:table-cell table:formula="of:=[.I25]" office:value-type="float" office:value="1" calcext:value-type="float">
            <text:p>1</text:p>
          </table:table-cell>
          <table:table-cell table:style-name="ce141" table:formula="of:=[.J25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48" office:value-type="string" calcext:value-type="string">
            <text:p>Election Balance Clearance Fund</text:p>
          </table:table-cell>
          <table:table-cell table:formula="of:=[$'Election Dec. 20 Balance Clearence Fund'.E20]" office:value-type="float" office:value="125" calcext:value-type="float">
            <text:p>125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3</text:p>
          </table:table-cell>
          <table:table-cell table:style-name="ce64" table:formula="of:=[.B60]" office:value-type="float" office:value="306" calcext:value-type="float">
            <text:p>306</text:p>
          </table:table-cell>
          <table:table-cell/>
          <table:table-cell table:style-name="ce61"/>
          <table:table-cell office:value-type="float" office:value="8000" calcext:value-type="float">
            <text:p>8000</text:p>
          </table:table-cell>
          <table:table-cell table:style-name="ce59"/>
          <table:table-cell/>
          <table:table-cell table:style-name="ce61" table:formula="of:=[.H17]" office:value-type="string" office:string-value="Manuppa" calcext:value-type="string">
            <text:p>Manuppa</text:p>
          </table:table-cell>
          <table:table-cell table:style-name="ce127" table:formula="of:=[.I17]" office:value-type="float" office:value="5000" calcext:value-type="float">
            <text:p>5000</text:p>
          </table:table-cell>
          <table:table-cell table:style-name="ce141" table:formula="of:=[.J17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Election Dec. 20 DJ Fund</text:p>
          </table:table-cell>
          <table:table-cell table:formula="of:=[$'Election Dec. 20 DJ Fund'.G77]" office:value-type="float" office:value="12520" calcext:value-type="float">
            <text:p>1252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Approved Requests Total</text:p>
          </table:table-cell>
          <table:table-cell table:style-name="ce64" table:formula="of:=[.B80]" office:value-type="float" office:value="0" calcext:value-type="float">
            <text:p>0</text:p>
          </table:table-cell>
          <table:table-cell/>
          <table:table-cell table:style-name="ce61" office:value-type="string" calcext:value-type="string">
            <text:p>Fasalu PA</text:p>
          </table:table-cell>
          <table:table-cell table:formula="of:=5400+400" office:value-type="float" office:value="5800" calcext:value-type="float">
            <text:p>5800</text:p>
          </table:table-cell>
          <table:table-cell table:style-name="ce78"/>
          <table:table-cell/>
          <table:table-cell table:style-name="ce61"/>
          <table:table-cell table:formula="of:=[.I18]" office:value-type="float" office:value="6000" calcext:value-type="float">
            <text:p>6000</text:p>
          </table:table-cell>
          <table:table-cell table:style-name="ce141" table:formula="of:=[.J18]" office:value-type="date" office:date-value="2021-02-10" calcext:value-type="date">
            <text:p>Wednesday 10 February 2021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Akhil Zalim</text:p>
          </table:table-cell>
          <table:table-cell table:formula="of:=1900+3000+3000+1200+1200-6000-4400" office:value-type="float" office:value="-100" calcext:value-type="float">
            <text:p>-1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 table:formula="of:=[.H16]" office:value-type="string" office:string-value="Umar Ali" calcext:value-type="string">
            <text:p>Umar Ali</text:p>
          </table:table-cell>
          <table:table-cell table:formula="of:=[.I16]" office:value-type="float" office:value="14000" calcext:value-type="float">
            <text:p>14000</text:p>
          </table:table-cell>
          <table:table-cell table:style-name="ce141" table:formula="of:=[.J16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/>
          <table:table-cell table:style-name="ce49" office:value-type="string" calcext:value-type="string">
            <text:p>Balance</text:p>
          </table:table-cell>
          <table:table-cell table:style-name="ce107" table:formula="of:=[.F5]-[.F7]-[.F8]-[.F9]-[.F10]-[.F11]" office:value-type="float" office:value="-56437.38" calcext:value-type="float">
            <text:p>-56437.38</text:p>
          </table:table-cell>
          <table:table-cell/>
          <table:table-cell table:style-name="ce48" office:value-type="string" calcext:value-type="string">
            <text:p>Noufal Thadiyan</text:p>
          </table:table-cell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141"/>
        </table:table-row>
        <table:table-row table:style-name="ro1">
          <table:table-cell table:style-name="ce61" office:value-type="string" calcext:value-type="string">
            <text:p>Irshad Kuri – DK2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 table:number-columns-repeated="4"/>
          <table:table-cell table:style-name="ce61"/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51" office:value-type="string" calcext:value-type="string" table:number-columns-spanned="2" table:number-rows-spanned="1">
            <text:p>Credit Requests</text:p>
          </table:table-cell>
          <table:covered-table-cell table:style-name="ce105"/>
          <table:table-cell/>
          <table:table-cell table:style-name="ce48" office:value-type="string" calcext:value-type="string">
            <text:p>Mother – Things Balance</text:p>
          </table:table-cell>
          <table:table-cell table:formula="of:=3000-2000" office:value-type="float" office:value="1000" calcext:value-type="float">
            <text:p>1000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100" office:value-type="string" calcext:value-type="string">
            <text:p>Net Balance</text:p>
          </table:table-cell>
          <table:table-cell table:style-name="ce113" table:formula="of:=SUM([.M2:.M14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49"/>
          <table:table-cell table:style-name="ce53" table:formula="of:=SUM([.B2:.B15])" office:value-type="float" office:value="22325" calcext:value-type="float">
            <text:p>22325</text:p>
          </table:table-cell>
          <table:table-cell table:style-name="ce62"/>
          <table:table-cell/>
          <table:table-cell table:style-name="ce101" office:value-type="string" calcext:value-type="string">
            <text:p>Safwan</text:p>
          </table:table-cell>
          <table:table-cell table:style-name="ce108" office:value-type="float" office:value="40000" calcext:value-type="float">
            <text:p>40000</text:p>
          </table:table-cell>
          <table:table-cell/>
          <table:table-cell table:style-name="ce48" office:value-type="string" calcext:value-type="string">
            <text:p>Umar Ali</text:p>
          </table:table-cell>
          <table:table-cell table:style-name="ce133" table:formula="of:=30000-16000" office:value-type="float" office:value="14000" calcext:value-type="float">
            <text:p>140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number-columns-repeated="4"/>
          <table:table-cell table:style-name="ce101"/>
          <table:table-cell table:style-name="ce108"/>
          <table:table-cell/>
          <table:table-cell table:style-name="ce48" office:value-type="string" calcext:value-type="string">
            <text:p>Manuppa</text:p>
          </table:table-cell>
          <table:table-cell table:style-name="ce133" office:value-type="float" office:value="5000" calcext:value-type="float">
            <text:p>500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50" office:value-type="string" calcext:value-type="string">
            <text:p>Irshad Kuri – DK</text:p>
          </table:table-cell>
          <table:table-cell table:style-name="ce145" office:value-type="float" office:value="1000" calcext:value-type="float">
            <text:p>1000</text:p>
          </table:table-cell>
          <table:table-cell table:style-name="ce73" office:value-type="date" office:date-value="2021-02-21" calcext:value-type="date">
            <text:p>Sun 21 February 2021</text:p>
          </table:table-cell>
          <table:table-cell/>
          <table:table-cell table:style-name="ce102" office:value-type="string" calcext:value-type="string" table:number-columns-spanned="2" table:number-rows-spanned="1">
            <text:p>Safwan 4000 Conclusions</text:p>
          </table:table-cell>
          <table:covered-table-cell table:style-name="ce108"/>
          <table:table-cell/>
          <table:table-cell table:style-name="ce48"/>
          <table:table-cell table:style-name="ce133" office:value-type="float" office:value="6000" calcext:value-type="float">
            <text:p>6000</text:p>
          </table:table-cell>
          <table:table-cell table:style-name="ce76" office:value-type="date" office:date-value="2021-02-10" calcext:value-type="date">
            <text:p>Wed 10 February 2021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01" calcext:value-type="date">
            <text:p>Mon 1 March 2021</text:p>
          </table:table-cell>
          <table:table-cell/>
          <table:table-cell table:style-name="ce102" office:value-type="string" calcext:value-type="string" table:number-columns-spanned="2" table:number-rows-spanned="1">
            <text:p>Give 15000, Balance 25000 Risk</text:p>
          </table:table-cell>
          <table:covered-table-cell table:style-name="ce108"/>
          <table:table-cell/>
          <table:table-cell table:style-name="ce48" office:value-type="string" calcext:value-type="string">
            <text:p>Manaf</text:p>
          </table:table-cell>
          <table:table-cell table:style-name="ce133" office:value-type="float" office:value="15000" calcext:value-type="float">
            <text:p>15000</text:p>
          </table:table-cell>
          <table:table-cell table:style-name="ce76" office:value-type="date" office:date-value="2021-04-01" calcext:value-type="date">
            <text:p>Thu 1 April 2021</text:p>
          </table:table-cell>
          <table:table-cell/>
          <table:table-cell table:style-name="ce100" office:value-type="string" calcext:value-type="string">
            <text:p>Second Net Balance</text:p>
          </table:table-cell>
          <table:table-cell table:style-name="ce113" table:formula="of:=SUM([.M15:.M18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11" calcext:value-type="date">
            <text:p>Thu 11 March 2021</text:p>
          </table:table-cell>
          <table:table-cell/>
          <table:table-cell table:style-name="ce101"/>
          <table:table-cell table:style-name="ce108"/>
          <table:table-cell/>
          <table:table-cell table:style-name="ce61" office:value-type="string" calcext:value-type="string">
            <text:p>Murshid – Idea 14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21" calcext:value-type="date">
            <text:p>Sun 21 March 2021</text:p>
          </table:table-cell>
          <table:table-cell/>
          <table:table-cell table:style-name="ce102" office:value-type="string" calcext:value-type="string" table:number-columns-spanned="2" table:number-rows-spanned="1">
            <text:p>Reasons</text:p>
          </table:table-cell>
          <table:covered-table-cell table:style-name="ce108"/>
          <table:table-cell/>
          <table:table-cell table:style-name="ce61" office:value-type="string" calcext:value-type="string">
            <text:p>Mansoor Kotheri</text:p>
          </table:table-cell>
          <table:table-cell table:style-name="ce133" office:value-type="float" office:value="60" calcext:value-type="float">
            <text:p>6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01" calcext:value-type="date">
            <text:p>Thu 1 April 2021</text:p>
          </table:table-cell>
          <table:table-cell/>
          <table:table-cell table:style-name="ce102" office:value-type="string" calcext:value-type="string" table:number-columns-spanned="2" table:number-rows-spanned="1">
            <text:p>Monthly Salary – 6000</text:p>
          </table:table-cell>
          <table:covered-table-cell table:style-name="ce108"/>
          <table:table-cell/>
          <table:table-cell table:style-name="ce61" office:value-type="string" calcext:value-type="string">
            <text:p>Zamras Riyots Chicken</text:p>
          </table:table-cell>
          <table:table-cell table:style-name="ce133" table:formula="of:=200-(310/2)-(80/2)" office:value-type="float" office:value="5" calcext:value-type="float">
            <text:p>5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61" table:formula="of:=[.H22]" office:value-type="string" office:string-value="Zamras Riyots Chicken" calcext:value-type="string">
            <text:p>Zamras Riyots Chicken</text:p>
          </table:table-cell>
          <table:table-cell table:style-name="ce110" table:formula="of:=[.I22]" office:value-type="float" office:value="5" calcext:value-type="float">
            <text:p>5</text:p>
          </table:table-cell>
          <table:table-cell table:style-name="ce59" table:formula="of:=[.J22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11" calcext:value-type="date">
            <text:p>Sun 11 April 2021</text:p>
          </table:table-cell>
          <table:table-cell/>
          <table:table-cell table:style-name="ce102" office:value-type="string" calcext:value-type="string" table:number-columns-spanned="2" table:number-rows-spanned="1">
            <text:p>After Monthly Expense – 0</text:p>
          </table:table-cell>
          <table:covered-table-cell table:style-name="ce108"/>
          <table:table-cell/>
          <table:table-cell table:style-name="ce61" office:value-type="string" calcext:value-type="string">
            <text:p>Nabeel</text:p>
          </table:table-cell>
          <table:table-cell table:style-name="ce133" table:formula="of:=100+11" office:value-type="float" office:value="111" calcext:value-type="float">
            <text:p>11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table:formula="of:=[.H15]" office:value-type="string" office:string-value="Mother – Things Balance" calcext:value-type="string">
            <text:p>Mother – Things Balance</text:p>
          </table:table-cell>
          <table:table-cell table:formula="of:=[.I15]" office:value-type="float" office:value="1000" calcext:value-type="float">
            <text:p>1000</text:p>
          </table:table-cell>
          <table:table-cell table:style-name="ce59" table:formula="of:=[.J15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21" calcext:value-type="date">
            <text:p>Wed 21 April 2021</text:p>
          </table:table-cell>
          <table:table-cell/>
          <table:table-cell table:style-name="ce103" office:value-type="string" calcext:value-type="string" table:number-columns-spanned="2" table:number-rows-spanned="1">
            <text:p>Monthly Payment : No</text:p>
          </table:table-cell>
          <table:covered-table-cell table:style-name="ce108"/>
          <table:table-cell/>
          <table:table-cell table:style-name="ce61" office:value-type="string" calcext:value-type="string">
            <text:p>Hisham D2H Recharge</text:p>
          </table:table-cell>
          <table:table-cell table:style-name="ce133" office:value-type="float" office:value="182" calcext:value-type="float">
            <text:p>182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01" calcext:value-type="date">
            <text:p>Sat 1 May 2021</text:p>
          </table:table-cell>
          <table:table-cell/>
          <table:table-cell table:style-name="ce101"/>
          <table:table-cell table:style-name="ce108"/>
          <table:table-cell/>
          <table:table-cell table:style-name="ce49" office:value-type="string" calcext:value-type="string">
            <text:p>Freecharge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Immediate</text:p>
          </table:table-cell>
          <table:table-cell/>
          <table:table-cell table:style-name="ce100" office:value-type="string" calcext:value-type="string">
            <text:p>Third Net Balance</text:p>
          </table:table-cell>
          <table:table-cell table:style-name="ce113" table:formula="of:=SUM([.M19:.M24])" office:value-type="float" office:value="-22339.38" calcext:value-type="float">
            <text:p>-22339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11" calcext:value-type="date">
            <text:p>Tue 11 May 2021</text:p>
          </table:table-cell>
          <table:table-cell/>
          <table:table-cell table:style-name="ce102" office:value-type="string" calcext:value-type="string" table:number-columns-spanned="2" table:number-rows-spanned="1">
            <text:p>Daily Salary – 350</text:p>
          </table:table-cell>
          <table:covered-table-cell table:style-name="ce108"/>
          <table:table-cell table:number-columns-repeated="3"/>
          <table:table-cell table:style-name="Default"/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21" calcext:value-type="date">
            <text:p>Fri 21 May 2021</text:p>
          </table:table-cell>
          <table:table-cell/>
          <table:table-cell table:style-name="ce102" office:value-type="string" calcext:value-type="string" table:number-columns-spanned="2" table:number-rows-spanned="1">
            <text:p>After Daily Expense + Kuri Fund - 0</text:p>
          </table:table-cell>
          <table:covered-table-cell table:style-name="ce108"/>
          <table:table-cell/>
          <table:table-cell table:style-name="ce50" office:value-type="string" calcext:value-type="string">
            <text:p>Faisal Pandan</text:p>
          </table:table-cell>
          <table:table-cell table:style-name="ce145" office:value-type="float" office:value="250" calcext:value-type="float">
            <text:p>250</text:p>
          </table:table-cell>
          <table:table-cell table:style-name="ce63" office:value-type="string" calcext:value-type="string">
            <text:p>Immediate 4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01" calcext:value-type="date">
            <text:p>Tue 1 June 2021</text:p>
          </table:table-cell>
          <table:table-cell/>
          <table:table-cell table:style-name="ce102" office:value-type="string" calcext:value-type="string" table:number-columns-spanned="2" table:number-rows-spanned="1">
            <text:p>Daily Payment : No</text:p>
          </table:table-cell>
          <table:covered-table-cell table:style-name="ce108"/>
          <table:table-cell/>
          <table:table-cell table:style-name="ce49" office:value-type="string" calcext:value-type="string">
            <text:p>Machingal</text:p>
          </table:table-cell>
          <table:table-cell table:style-name="ce53" office:value-type="float" office:value="10250" calcext:value-type="float">
            <text:p>10250</text:p>
          </table:table-cell>
          <table:table-cell table:style-name="ce62" office:value-type="string" calcext:value-type="string">
            <text:p>Immediate 4</text:p>
          </table:table-cell>
          <table:table-cell/>
          <table:table-cell table:style-name="ce61" table:formula="of:=[.H50]" office:value-type="string" office:string-value="Hisham Honda EMI Mar. 2020" calcext:value-type="string">
            <text:p>Hisham Honda EMI Mar. 2020</text:p>
          </table:table-cell>
          <table:table-cell table:formula="of:=[.I50]" office:value-type="float" office:value="36" calcext:value-type="float">
            <text:p>36</text:p>
          </table:table-cell>
          <table:table-cell table:style-name="ce59" table:formula="of:=[.J5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11" calcext:value-type="date">
            <text:p>Fri 11 June 2021</text:p>
          </table:table-cell>
          <table:table-cell/>
          <table:table-cell table:style-name="ce101"/>
          <table:table-cell table:style-name="ce108"/>
          <table:table-cell table:number-columns-repeated="3"/>
          <table:table-cell table:style-name="Default"/>
          <table:table-cell/>
          <table:table-cell table:style-name="ce61" table:formula="of:=[.H51]" office:value-type="string" office:string-value="Hisham Honda EMI Apr. 2020" calcext:value-type="string">
            <text:p>Hisham Honda EMI Apr. 2020</text:p>
          </table:table-cell>
          <table:table-cell table:formula="of:=[.I51]" office:value-type="string" office:string-value="-" calcext:value-type="string">
            <text:p>-</text:p>
          </table:table-cell>
          <table:table-cell table:style-name="ce59" table:formula="of:=[.J51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21" calcext:value-type="date">
            <text:p>Mon 21 June 2021</text:p>
          </table:table-cell>
          <table:table-cell/>
          <table:table-cell table:style-name="ce102" office:value-type="string" calcext:value-type="string" table:number-columns-spanned="2" table:number-rows-spanned="1">
            <text:p>Hopes</text:p>
          </table:table-cell>
          <table:covered-table-cell table:style-name="ce108"/>
          <table:table-cell/>
          <table:table-cell table:style-name="ce50" office:value-type="string" calcext:value-type="string">
            <text:p>Nabeel+</text:p>
          </table:table-cell>
          <table:table-cell table:style-name="ce145" table:formula="of:=5000-96" office:value-type="float" office:value="4904" calcext:value-type="float">
            <text:p>4904</text:p>
          </table:table-cell>
          <table:table-cell table:style-name="ce63" office:value-type="string" calcext:value-type="string">
            <text:p>Immediate 5</text:p>
          </table:table-cell>
          <table:table-cell/>
          <table:table-cell table:style-name="ce61" table:formula="of:=[.H52]" office:value-type="string" office:string-value="Hisham Honda EMI May. 2020 " calcext:value-type="string">
            <text:p>Hisham Honda EMI May. 2020 </text:p>
          </table:table-cell>
          <table:table-cell table:formula="of:=[.I52]" office:value-type="string" office:string-value="-" calcext:value-type="string">
            <text:p>-</text:p>
          </table:table-cell>
          <table:table-cell table:style-name="ce59" table:formula="of:=[.J52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01" calcext:value-type="date">
            <text:p>Thu 1 July 2021</text:p>
          </table:table-cell>
          <table:table-cell/>
          <table:table-cell table:style-name="ce101" office:value-type="string" calcext:value-type="string">
            <text:p>Irshad Kuri</text:p>
          </table:table-cell>
          <table:table-cell table:style-name="ce108" office:value-type="float" office:value="35000" calcext:value-type="float">
            <text:p>35000</text:p>
          </table:table-cell>
          <table:table-cell/>
          <table:table-cell table:style-name="ce61" office:value-type="string" calcext:value-type="string">
            <text:p>Vyshak+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3]" office:value-type="string" office:string-value="Hisham Honda EMI Jun. 2020 " calcext:value-type="string">
            <text:p>Hisham Honda EMI Jun. 2020 </text:p>
          </table:table-cell>
          <table:table-cell table:formula="of:=[.I53]" office:value-type="float" office:value="36" calcext:value-type="float">
            <text:p>36</text:p>
          </table:table-cell>
          <table:table-cell table:style-name="ce59" table:formula="of:=[.J53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11" calcext:value-type="date">
            <text:p>Sun 11 July 2021</text:p>
          </table:table-cell>
          <table:table-cell/>
          <table:table-cell table:style-name="ce104" office:value-type="string" calcext:value-type="string">
            <text:p>Saifu Kuri</text:p>
          </table:table-cell>
          <table:table-cell table:style-name="ce109" office:value-type="float" office:value="75000" calcext:value-type="float">
            <text:p>75000</text:p>
          </table:table-cell>
          <table:table-cell/>
          <table:table-cell table:style-name="ce61" office:value-type="string" calcext:value-type="string">
            <text:p>Ziyad+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4]" office:value-type="string" office:string-value="Hisham Honda EMI Jul. 2020 " calcext:value-type="string">
            <text:p>Hisham Honda EMI Jul. 2020 </text:p>
          </table:table-cell>
          <table:table-cell table:formula="of:=[.I54]" office:value-type="float" office:value="1536" calcext:value-type="float">
            <text:p>1536</text:p>
          </table:table-cell>
          <table:table-cell table:style-name="ce59" table:formula="of:=[.J54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21" calcext:value-type="date">
            <text:p>Wed 21 July 2021</text:p>
          </table:table-cell>
          <table:table-cell table:number-columns-repeated="4"/>
          <table:table-cell table:style-name="ce61" office:value-type="string" calcext:value-type="string">
            <text:p>Jaseem MCE+</text:p>
          </table:table-cell>
          <table:table-cell office:value-type="float" office:value="11000" calcext:value-type="float">
            <text:p>11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5]" office:value-type="string" office:string-value="Hisham Honda EMI Aug. 2020 " calcext:value-type="string">
            <text:p>Hisham Honda EMI Aug. 2020 </text:p>
          </table:table-cell>
          <table:table-cell table:formula="of:=[.I55]" office:value-type="float" office:value="1536" calcext:value-type="float">
            <text:p>1536</text:p>
          </table:table-cell>
          <table:table-cell table:style-name="ce59" table:formula="of:=[.J55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01" calcext:value-type="date">
            <text:p>Sun 1 August 2021</text:p>
          </table:table-cell>
          <table:table-cell table:number-columns-repeated="4"/>
          <table:table-cell table:style-name="ce61" office:value-type="string" calcext:value-type="string">
            <text:p>Lijith+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6]" office:value-type="string" office:string-value="Hisham Honda EMI Sep. 2020 " calcext:value-type="string">
            <text:p>Hisham Honda EMI Sep. 2020 </text:p>
          </table:table-cell>
          <table:table-cell table:formula="of:=[.I56]" office:value-type="float" office:value="1536" calcext:value-type="float">
            <text:p>1536</text:p>
          </table:table-cell>
          <table:table-cell table:style-name="ce59" table:formula="of:=[.J56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11" calcext:value-type="date">
            <text:p>Wed 11 August 2021</text:p>
          </table:table-cell>
          <table:table-cell table:number-columns-repeated="4"/>
          <table:table-cell table:style-name="ce61" office:value-type="string" calcext:value-type="string">
            <text:p>Akhil CHE+</text:p>
          </table:table-cell>
          <table:table-cell office:value-type="float" office:value="2500" calcext:value-type="float">
            <text:p>25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7]" office:value-type="string" office:string-value="Hisham Honda EMI Oct. 2020 " calcext:value-type="string">
            <text:p>Hisham Honda EMI Oct. 2020 </text:p>
          </table:table-cell>
          <table:table-cell table:formula="of:=[.I57]" office:value-type="float" office:value="36" calcext:value-type="float">
            <text:p>36</text:p>
          </table:table-cell>
          <table:table-cell table:style-name="ce59" table:formula="of:=[.J57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21" calcext:value-type="date">
            <text:p>Sat 21 August 2021</text:p>
          </table:table-cell>
          <table:table-cell table:number-columns-repeated="4"/>
          <table:table-cell table:style-name="ce61" office:value-type="string" calcext:value-type="string">
            <text:p>Hakir+</text:p>
          </table:table-cell>
          <table:table-cell office:value-type="float" office:value="200" calcext:value-type="float">
            <text:p>2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8]" office:value-type="string" office:string-value="Hisham Honda EMI Nov. 2020" calcext:value-type="string">
            <text:p>Hisham Honda EMI Nov. 2020</text:p>
          </table:table-cell>
          <table:table-cell table:formula="of:=[.I58]" office:value-type="float" office:value="36" calcext:value-type="float">
            <text:p>36</text:p>
          </table:table-cell>
          <table:table-cell table:style-name="ce59" table:formula="of:=[.J58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01" calcext:value-type="date">
            <text:p>Wed 1 September 2021</text:p>
          </table:table-cell>
          <table:table-cell table:number-columns-repeated="4"/>
          <table:table-cell table:style-name="ce61" office:value-type="string" calcext:value-type="string">
            <text:p>Midhun ECE+</text:p>
          </table:table-cell>
          <table:table-cell office:value-type="float" office:value="115" calcext:value-type="float">
            <text:p>115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9]" office:value-type="string" office:string-value="Hisham Honda EMI Dec. 2020" calcext:value-type="string">
            <text:p>Hisham Honda EMI Dec. 2020</text:p>
          </table:table-cell>
          <table:table-cell table:formula="of:=[.I59]" office:value-type="float" office:value="36" calcext:value-type="float">
            <text:p>36</text:p>
          </table:table-cell>
          <table:table-cell table:style-name="ce59" table:formula="of:=[.J59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11" calcext:value-type="date">
            <text:p>Sat 11 September 2021</text:p>
          </table:table-cell>
          <table:table-cell table:number-columns-repeated="4"/>
          <table:table-cell table:style-name="ce49" office:value-type="string" calcext:value-type="string">
            <text:p>Majid CHE+</text:p>
          </table:table-cell>
          <table:table-cell table:style-name="ce53" office:value-type="float" office:value="1700" calcext:value-type="float">
            <text:p>1700</text:p>
          </table:table-cell>
          <table:table-cell table:style-name="ce62" office:value-type="string" calcext:value-type="string">
            <text:p>Immediate 5</text:p>
          </table:table-cell>
          <table:table-cell/>
          <table:table-cell table:style-name="ce61" table:formula="of:=[.H60]" office:value-type="string" office:string-value="Hisham Honda EMI Jan. 2021" calcext:value-type="string">
            <text:p>Hisham Honda EMI Jan. 2021</text:p>
          </table:table-cell>
          <table:table-cell table:formula="of:=[.I60]" office:value-type="float" office:value="56" calcext:value-type="float">
            <text:p>56</text:p>
          </table:table-cell>
          <table:table-cell table:style-name="ce59" table:formula="of:=[.J6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21" calcext:value-type="date">
            <text:p>Tue 21 September 2021</text:p>
          </table:table-cell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01" calcext:value-type="date">
            <text:p>Fri 1 October 2021</text:p>
          </table:table-cell>
          <table:table-cell table:number-columns-repeated="4"/>
          <table:table-cell table:style-name="ce50" office:value-type="string" calcext:value-type="string">
            <text:p>Amminy MCE</text:p>
          </table:table-cell>
          <table:table-cell table:style-name="ce145"/>
          <table:table-cell table:style-name="ce63" office:value-type="string" calcext:value-type="string">
            <text:p>Immediate 6</text:p>
          </table:table-cell>
          <table:table-cell/>
          <table:table-cell table:style-name="ce100" office:value-type="string" calcext:value-type="string">
            <text:p>Fourth Net Balance</text:p>
          </table:table-cell>
          <table:table-cell table:style-name="ce113" table:formula="of:=SUM([.M25:.M39])" office:value-type="float" office:value="-17495.38" calcext:value-type="float">
            <text:p>-17495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11" calcext:value-type="date">
            <text:p>Mon 11 October 2021</text:p>
          </table:table-cell>
          <table:table-cell table:number-columns-repeated="4"/>
          <table:table-cell table:style-name="ce61" office:value-type="string" calcext:value-type="string">
            <text:p>Jaga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61" office:value-type="string" calcext:value-type="string">
            <text:p>Azhfa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18:.B42])" office:value-type="float" office:value="24000" calcext:value-type="float">
            <text:p>24000</text:p>
          </table:table-cell>
          <table:table-cell table:style-name="ce62"/>
          <table:table-cell table:number-columns-repeated="4"/>
          <table:table-cell table:style-name="ce61" office:value-type="string" calcext:value-type="string">
            <text:p>Vive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3]" office:value-type="string" office:string-value="[Shafeeque M]" calcext:value-type="string">
            <text:p>[Shafeeque M]</text:p>
          </table:table-cell>
          <table:table-cell table:formula="of:=[.I3]" office:value-type="float" office:value="232" calcext:value-type="float">
            <text:p>232</text:p>
          </table:table-cell>
          <table:table-cell table:style-name="ce115" table:formula="of:=+[.J3]" office:value-type="string" office:string-value="Immediate 2" calcext:value-type="string">
            <text:p>Immediate 2</text:p>
          </table:table-cell>
        </table:table-row>
        <table:table-row table:style-name="ro1">
          <table:table-cell table:number-columns-repeated="7"/>
          <table:table-cell table:style-name="ce61" office:value-type="string" calcext:value-type="string">
            <text:p>Muhsi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47]" office:value-type="string" office:string-value="Shyamili*" calcext:value-type="string">
            <text:p>Shyamili*</text:p>
          </table:table-cell>
          <table:table-cell table:formula="of:=[.I47]" office:value-type="float" office:value="0" calcext:value-type="float">
            <text:p>0</text:p>
          </table:table-cell>
          <table:table-cell table:style-name="ce115" table:formula="of:=[.J47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145" office:value-type="string" calcext:value-type="string">
            <text:p>Asaru CSE</text:p>
          </table:table-cell>
          <table:table-cell table:style-name="ce145" office:value-type="float" office:value="9000" calcext:value-type="float">
            <text:p>9000</text:p>
          </table:table-cell>
          <table:table-cell table:style-name="ce63"/>
          <table:table-cell table:number-columns-repeated="4"/>
          <table:table-cell table:style-name="ce49" office:value-type="string" calcext:value-type="string">
            <text:p>Ajay MCE</text:p>
          </table:table-cell>
          <table:table-cell table:style-name="ce53"/>
          <table:table-cell table:style-name="ce62" office:value-type="string" calcext:value-type="string">
            <text:p>Immediate 6</text:p>
          </table:table-cell>
          <table:table-cell/>
          <table:table-cell table:style-name="ce111" table:formula="of:=[.H48]" office:value-type="string" office:string-value="Vishnu*" calcext:value-type="string">
            <text:p>Vishnu*</text:p>
          </table:table-cell>
          <table:table-cell table:formula="of:=[.I48]" office:value-type="float" office:value="2693.6" calcext:value-type="float">
            <text:p>2693.6</text:p>
          </table:table-cell>
          <table:table-cell table:style-name="ce115" table:formula="of:=[.J48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61" office:value-type="string" calcext:value-type="string">
            <text:p>Hafsa CSE</text:p>
          </table:table-cell>
          <table:table-cell office:value-type="float" office:value="2000" calcext:value-type="float">
            <text:p>2000</text:p>
          </table:table-cell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 office:value-type="float" office:value="3000" calcext:value-type="float">
            <text:p>3000</text:p>
          </table:table-cell>
          <table:table-cell table:style-name="ce59"/>
          <table:table-cell table:number-columns-repeated="4"/>
          <table:table-cell table:style-name="ce50" office:value-type="string" calcext:value-type="string">
            <text:p>Shyamili*</text:p>
          </table:table-cell>
          <table:table-cell table:style-name="ce145"/>
          <table:table-cell table:style-name="ce63" office:value-type="string" calcext:value-type="string">
            <text:p>Immediate 2</text:p>
          </table:table-cell>
          <table:table-cell/>
          <table:table-cell table:style-name="ce100" office:value-type="string" calcext:value-type="string">
            <text:p>Fifth Net Balance</text:p>
          </table:table-cell>
          <table:table-cell table:style-name="ce113" table:formula="of:=SUM([.M40:.M46])" office:value-type="float" office:value="-14569.78" calcext:value-type="float">
            <text:p>-14569.78</text:p>
          </table:table-cell>
          <table:table-cell table:style-name="ce116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49" office:value-type="string" calcext:value-type="string">
            <text:p>Vishnu*</text:p>
          </table:table-cell>
          <table:table-cell table:style-name="ce53" table:formula="of:=236+236+7221.6 - 5000" office:value-type="float" office:value="2693.6" calcext:value-type="float">
            <text:p>2693.6</text:p>
          </table:table-cell>
          <table:table-cell table:style-name="ce62" office:value-type="string" calcext:value-type="string">
            <text:p>Immediate 2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45:.B48])" office:value-type="float" office:value="14000" calcext:value-type="float">
            <text:p>14000</text:p>
          </table:table-cell>
          <table:table-cell table:style-name="ce62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number-columns-repeated="7"/>
          <table:table-cell table:style-name="ce50" office:value-type="string" calcext:value-type="string">
            <text:p><text:span text:style-name="T3">Hisham Honda </text:span>EMI Mar. 2020</text:p>
          </table:table-cell>
          <table:table-cell table:style-name="ce145" table:formula="of:=36" office:value-type="float" office:value="36" calcext:value-type="float">
            <text:p>36</text:p>
          </table:table-cell>
          <table:table-cell table:style-name="ce63" office:value-type="string" calcext:value-type="string">
            <text:p>Immediate 7</text:p>
          </table:table-cell>
          <table:table-cell/>
          <table:table-cell table:style-name="ce61" table:formula="of:=[.H27]" office:value-type="string" office:string-value="Faisal Pandan" calcext:value-type="string">
            <text:p>Faisal Pandan</text:p>
          </table:table-cell>
          <table:table-cell table:formula="of:=[.I27]" office:value-type="float" office:value="250" calcext:value-type="float">
            <text:p>250</text:p>
          </table:table-cell>
          <table:table-cell table:style-name="ce59" table:formula="of:=[.J27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50" office:value-type="string" calcext:value-type="string">
            <text:p>Manthy Balance – Sharafu</text:p>
          </table:table-cell>
          <table:table-cell table:style-name="ce145" office:value-type="float" office:value="20" calcext:value-type="float">
            <text:p>20</text:p>
          </table:table-cell>
          <table:table-cell table:style-name="ce63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Apr. 2020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28]" office:value-type="string" office:string-value="Machingal" calcext:value-type="string">
            <text:p>Machingal</text:p>
          </table:table-cell>
          <table:table-cell table:formula="of:=[.I28]" office:value-type="float" office:value="10250" calcext:value-type="float">
            <text:p>10250</text:p>
          </table:table-cell>
          <table:table-cell table:style-name="ce59" table:formula="of:=[.J28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61" office:value-type="string" calcext:value-type="string">
            <text:p>Manthy Balance – Shoukath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May. 2020 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Manthy Balance – Babu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n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100" office:value-type="string" calcext:value-type="string">
            <text:p>Sixth Net Balance</text:p>
          </table:table-cell>
          <table:table-cell table:style-name="ce113" table:formula="of:=SUM([.M47:.M52])" office:value-type="float" office:value="-4069.78000000002" calcext:value-type="float">
            <text:p>-4069.7800000000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Manthy Balance – Riyas</text:p>
          </table:table-cell>
          <table:table-cell table:style-name="ce133"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l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number-columns-repeated="2"/>
          <table:table-cell table:style-name="ce64"/>
          <table:table-cell table:number-columns-repeated="4"/>
          <table:table-cell table:style-name="ce61" office:value-type="string" calcext:value-type="string">
            <text:p><text:span text:style-name="T3">Hisham Honda</text:span> EMI Aug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Naseer Babu</text:p>
          </table:table-cell>
          <table:table-cell table:style-name="ce133" office:value-type="float" office:value="26" calcext:value-type="float">
            <text:p>26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Sep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0]" office:value-type="string" office:string-value="Nabeel+" calcext:value-type="string">
            <text:p>Nabeel+</text:p>
          </table:table-cell>
          <table:table-cell table:formula="of:=[.I30]" office:value-type="float" office:value="4904" calcext:value-type="float">
            <text:p>4904</text:p>
          </table:table-cell>
          <table:table-cell table:style-name="ce59" table:formula="of:=[.J30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<text:span text:style-name="T3">Hisham Honda</text:span> EMI Oct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1]" office:value-type="string" office:string-value="Vyshak+" calcext:value-type="string">
            <text:p>Vyshak+</text:p>
          </table:table-cell>
          <table:table-cell table:formula="of:=[.I31]" office:value-type="float" office:value="0" calcext:value-type="float">
            <text:p>0</text:p>
          </table:table-cell>
          <table:table-cell table:style-name="ce59" table:formula="of:=[.J31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Asaru CSE</text:p>
          </table:table-cell>
          <table:table-cell table:style-name="ce133" office:value-type="float" office:value="200" calcext:value-type="float">
            <text:p>20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Nov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2]" office:value-type="string" office:string-value="Ziyad+" calcext:value-type="string">
            <text:p>Ziyad+</text:p>
          </table:table-cell>
          <table:table-cell table:formula="of:=[.I32]" office:value-type="float" office:value="2000" calcext:value-type="float">
            <text:p>2000</text:p>
          </table:table-cell>
          <table:table-cell table:style-name="ce59" table:formula="of:=[.J32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Hisham Honda EMI Dec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3]" office:value-type="string" office:string-value="Jaseem MCE+" calcext:value-type="string">
            <text:p>Jaseem MCE+</text:p>
          </table:table-cell>
          <table:table-cell table:formula="of:=[.I33]" office:value-type="float" office:value="11000" calcext:value-type="float">
            <text:p>11000</text:p>
          </table:table-cell>
          <table:table-cell table:style-name="ce59" table:formula="of:=[.J33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49"/>
          <table:table-cell table:style-name="ce53" table:formula="of:=SUM([.B51:.B59])" office:value-type="float" office:value="306" calcext:value-type="float">
            <text:p>306</text:p>
          </table:table-cell>
          <table:table-cell table:style-name="ce62"/>
          <table:table-cell table:number-columns-repeated="4"/>
          <table:table-cell table:style-name="ce49" office:value-type="string" calcext:value-type="string">
            <text:p>Hisham Honda EMI Jan. 2021</text:p>
          </table:table-cell>
          <table:table-cell table:style-name="ce53" table:formula="of:=1536+20-1500" office:value-type="float" office:value="56" calcext:value-type="float">
            <text:p>56</text:p>
          </table:table-cell>
          <table:table-cell table:style-name="ce62" office:value-type="string" calcext:value-type="string">
            <text:p>Immediate 7</text:p>
          </table:table-cell>
          <table:table-cell/>
          <table:table-cell table:style-name="ce61" table:formula="of:=[.H34]" office:value-type="string" office:string-value="Lijith+" calcext:value-type="string">
            <text:p>Lijith+</text:p>
          </table:table-cell>
          <table:table-cell table:formula="of:=[.I34]" office:value-type="float" office:value="5000" calcext:value-type="float">
            <text:p>5000</text:p>
          </table:table-cell>
          <table:table-cell table:style-name="ce59" table:formula="of:=[.J34]" office:value-type="string" office:string-value="Immediate 5" calcext:value-type="string">
            <text:p>Immediate 5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ce61" table:formula="of:=[.H35]" office:value-type="string" office:string-value="Akhil CHE+" calcext:value-type="string">
            <text:p>Akhil CHE+</text:p>
          </table:table-cell>
          <table:table-cell table:formula="of:=[.I35]" office:value-type="float" office:value="2500" calcext:value-type="float">
            <text:p>2500</text:p>
          </table:table-cell>
          <table:table-cell table:style-name="ce59" table:formula="of:=[.J35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50" office:value-type="string" calcext:value-type="string">
            <text:p>Ashique CSE</text:p>
          </table:table-cell>
          <table:table-cell table:style-name="ce145"/>
          <table:table-cell table:style-name="ce63"/>
          <table:table-cell table:number-columns-repeated="8"/>
          <table:table-cell table:style-name="ce61" table:formula="of:=[.H36]" office:value-type="string" office:string-value="Hakir+" calcext:value-type="string">
            <text:p>Hakir+</text:p>
          </table:table-cell>
          <table:table-cell table:formula="of:=[.I36]" office:value-type="float" office:value="200" calcext:value-type="float">
            <text:p>200</text:p>
          </table:table-cell>
          <table:table-cell table:style-name="ce59" table:formula="of:=[.J36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/>
          <table:table-cell table:style-name="ce59"/>
          <table:table-cell table:number-columns-repeated="8"/>
          <table:table-cell table:style-name="ce61" table:formula="of:=[.H37]" office:value-type="string" office:string-value="Midhun ECE+" calcext:value-type="string">
            <text:p>Midhun ECE+</text:p>
          </table:table-cell>
          <table:table-cell table:formula="of:=[.I37]" office:value-type="float" office:value="115" calcext:value-type="float">
            <text:p>115</text:p>
          </table:table-cell>
          <table:table-cell table:style-name="ce59" table:formula="of:=[.J37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Hakir CHE</text:p>
          </table:table-cell>
          <table:table-cell/>
          <table:table-cell table:style-name="ce59"/>
          <table:table-cell table:number-columns-repeated="8"/>
          <table:table-cell table:style-name="ce61" table:formula="of:=[.H38]" office:value-type="string" office:string-value="Majid CHE+" calcext:value-type="string">
            <text:p>Majid CHE+</text:p>
          </table:table-cell>
          <table:table-cell table:formula="of:=[.I38]" office:value-type="float" office:value="1700" calcext:value-type="float">
            <text:p>1700</text:p>
          </table:table-cell>
          <table:table-cell table:style-name="ce59" table:formula="of:=[.J38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Muhsin C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Samson CHE</text:p>
          </table:table-cell>
          <table:table-cell/>
          <table:table-cell table:style-name="ce59"/>
          <table:table-cell table:number-columns-repeated="8"/>
          <table:table-cell table:style-name="ce100" office:value-type="string" calcext:value-type="string">
            <text:p>Seventh Net Balance</text:p>
          </table:table-cell>
          <table:table-cell table:style-name="ce113" table:formula="of:=SUM([.M53:.M65])" office:value-type="float" office:value="23349.22" calcext:value-type="float">
            <text:p>23349.2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Adarsh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George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CCET Quotient</text:p>
          </table:table-cell>
          <table:table-cell/>
          <table:table-cell table:style-name="ce59"/>
          <table:table-cell table:number-columns-repeated="8"/>
          <table:table-cell table:style-name="ce61" table:formula="of:=[.H40]" office:value-type="string" office:string-value="Amminy MCE" calcext:value-type="string">
            <text:p>Amminy MCE</text:p>
          </table:table-cell>
          <table:table-cell table:formula="of:=[.I40]" office:value-type="float" office:value="0" calcext:value-type="float">
            <text:p>0</text:p>
          </table:table-cell>
          <table:table-cell table:style-name="ce59" table:formula="of:=[.J40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Rasik CS Poly</text:p>
          </table:table-cell>
          <table:table-cell/>
          <table:table-cell table:style-name="ce59"/>
          <table:table-cell table:number-columns-repeated="8"/>
          <table:table-cell table:style-name="ce61" table:formula="of:=[.H41]" office:value-type="string" office:string-value="Jagan MCE" calcext:value-type="string">
            <text:p>Jagan MCE</text:p>
          </table:table-cell>
          <table:table-cell table:formula="of:=[.I41]" office:value-type="float" office:value="0" calcext:value-type="float">
            <text:p>0</text:p>
          </table:table-cell>
          <table:table-cell table:style-name="ce59" table:formula="of:=[.J41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reekanth CS Poly</text:p>
          </table:table-cell>
          <table:table-cell/>
          <table:table-cell table:style-name="ce59"/>
          <table:table-cell table:number-columns-repeated="8"/>
          <table:table-cell table:style-name="ce61" table:formula="of:=[.H42]" office:value-type="string" office:string-value="Azhfak MCE" calcext:value-type="string">
            <text:p>Azhfak MCE</text:p>
          </table:table-cell>
          <table:table-cell table:formula="of:=[.I42]" office:value-type="float" office:value="0" calcext:value-type="float">
            <text:p>0</text:p>
          </table:table-cell>
          <table:table-cell table:style-name="ce59" table:formula="of:=[.J42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Jesar CS Poly</text:p>
          </table:table-cell>
          <table:table-cell/>
          <table:table-cell table:style-name="ce59"/>
          <table:table-cell table:number-columns-repeated="8"/>
          <table:table-cell table:style-name="ce61" table:formula="of:=[.H43]" office:value-type="string" office:string-value="Vivek MCE" calcext:value-type="string">
            <text:p>Vivek MCE</text:p>
          </table:table-cell>
          <table:table-cell table:formula="of:=[.I43]" office:value-type="float" office:value="0" calcext:value-type="float">
            <text:p>0</text:p>
          </table:table-cell>
          <table:table-cell table:style-name="ce59" table:formula="of:=[.J43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Pappy CS Poly</text:p>
          </table:table-cell>
          <table:table-cell/>
          <table:table-cell table:style-name="ce59"/>
          <table:table-cell table:number-columns-repeated="8"/>
          <table:table-cell table:style-name="ce61" table:formula="of:=[.H44]" office:value-type="string" office:string-value="Muhsin MCE" calcext:value-type="string">
            <text:p>Muhsin MCE</text:p>
          </table:table-cell>
          <table:table-cell table:formula="of:=[.I44]" office:value-type="float" office:value="0" calcext:value-type="float">
            <text:p>0</text:p>
          </table:table-cell>
          <table:table-cell table:style-name="ce59" table:formula="of:=[.J44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Vismaya CS Poly</text:p>
          </table:table-cell>
          <table:table-cell/>
          <table:table-cell table:style-name="ce59"/>
          <table:table-cell table:number-columns-repeated="8"/>
          <table:table-cell table:style-name="ce61" table:formula="of:=[.H45]" office:value-type="string" office:string-value="Ajay MCE" calcext:value-type="string">
            <text:p>Ajay MCE</text:p>
          </table:table-cell>
          <table:table-cell table:formula="of:=[.I45]" office:value-type="float" office:value="0" calcext:value-type="float">
            <text:p>0</text:p>
          </table:table-cell>
          <table:table-cell table:style-name="ce59" table:formula="of:=[.J45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ajina Ma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49" office:value-type="string" calcext:value-type="string">
            <text:p>Renju CS</text:p>
          </table:table-cell>
          <table:table-cell table:style-name="ce53"/>
          <table:table-cell table:style-name="ce62"/>
          <table:table-cell table:number-columns-repeated="8"/>
          <table:table-cell table:style-name="ce49" office:value-type="string" calcext:value-type="string">
            <text:p>Eighth Net Balance</text:p>
          </table:table-cell>
          <table:table-cell table:style-name="ce114" table:formula="of:=SUM([.M66:.M75])" office:value-type="float" office:value="23349.22" calcext:value-type="float">
            <text:p>23349.22</text:p>
          </table:table-cell>
          <table:table-cell table:style-name="ce62"/>
        </table:table-row>
        <table:table-row table:style-name="ro1">
          <table:table-cell table:number-columns-repeated="14"/>
        </table:table-row>
        <table:table-row table:style-name="ro1">
          <table:table-cell table:style-name="ce51" office:value-type="string" calcext:value-type="string" table:number-columns-spanned="3" table:number-rows-spanned="1">
            <text:p>Out Requests Approved</text:p>
          </table:table-cell>
          <table:covered-table-cell table:style-name="ce74"/>
          <table:covered-table-cell table:style-name="ce63"/>
          <table:table-cell table:number-columns-repeated="11"/>
        </table:table-row>
        <table:table-row table:style-name="ro1">
          <table:table-cell table:style-name="ce61"/>
          <table:table-cell/>
          <table:table-cell table:style-name="ce59"/>
          <table:table-cell table:number-columns-repeated="11"/>
        </table:table-row>
        <table:table-row table:style-name="ro1">
          <table:table-cell table:style-name="ce49"/>
          <table:table-cell table:style-name="ce53" table:formula="of:=SUM([.B79:.B79])" office:value-type="float" office:value="0" calcext:value-type="float">
            <text:p>0</text:p>
          </table:table-cell>
          <table:table-cell table:style-name="ce62"/>
          <table:table-cell table:number-columns-repeated="11"/>
        </table:table-row>
        <table:table-row table:style-name="ro1" table:number-rows-repeated="30">
          <table:table-cell table:style-name="ce133" table:number-columns-repeated="2"/>
          <table:table-cell table:style-name="ce110"/>
          <table:table-cell table:number-columns-repeated="11"/>
        </table:table-row>
        <table:table-row table:style-name="ro1" table:number-rows-repeated="10484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2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0:12:50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3:49.355000000</meta:creation-date>
    <dc:date>2021-03-03T01:21:49.253000000</dc:date>
    <meta:editing-duration>P2DT11H9M41S</meta:editing-duration>
    <meta:editing-cycles>419</meta:editing-cycles>
    <meta:generator>LibreOffice/7.0.4.2$Windows_x86 LibreOffice_project/dcf040e67528d9187c66b2379df5ea4407429775</meta:generator>
    <meta:document-statistic meta:table-count="7" meta:cell-count="2182" meta:object-count="0"/>
  </office:meta>
</office:document-meta>
</file>